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7.558cm"/>
          <style:tab-stop style:position="8.158cm"/>
        </style:tab-stops>
      </style:paragraph-properties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1fe08d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20453a"/>
    </style:style>
    <style:style style:name="P10" style:family="paragraph" style:parent-style-name="Normal">
      <style:paragraph-properties fo:break-before="page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21aa53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227045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23b7ed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24633f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248f09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24e85f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253d3b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26f528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27d091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29b0c9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2b6422"/>
    </style:style>
    <style:style style:name="P22" style:family="paragraph" style:parent-style-name="Normal">
      <style:paragraph-properties fo:margin-left="0cm" fo:margin-right="0cm" fo:text-indent="0.635cm" style:auto-text-indent="false">
        <style:tab-stops>
          <style:tab-stop style:position="10.294cm"/>
        </style:tab-stops>
      </style:paragraph-properties>
      <style:text-properties officeooo:paragraph-rsid="002b6422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2b767b"/>
    </style:style>
    <style:style style:name="P24" style:family="paragraph" style:parent-style-name="Normal">
      <style:paragraph-properties fo:margin-left="0cm" fo:margin-right="0cm" fo:text-indent="0.635cm" style:auto-text-indent="false">
        <style:tab-stops>
          <style:tab-stop style:position="5.65cm"/>
        </style:tab-stops>
      </style:paragraph-properties>
      <style:text-properties officeooo:paragraph-rsid="002b767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67%"/>
    </style:style>
    <style:style style:name="T7" style:family="text">
      <style:text-properties officeooo:rsid="001fe08d"/>
    </style:style>
    <style:style style:name="T8" style:family="text">
      <style:text-properties officeooo:rsid="0029b0c9"/>
    </style:style>
    <style:style style:name="T9" style:family="text">
      <style:text-properties officeooo:rsid="002b6422"/>
    </style:style>
    <style:style style:name="T10" style:family="text">
      <style:text-properties officeooo:rsid="002ca8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7">G</text:span><text:bookmark-start text:name="bookmark0"/>ALENI DE FASC<text:span text:style-name="T10">II</text:span>S LIBER.<text:bookmark-end text:name="bookmark0"/></text:h>
      <text:h text:style-name="Heading_20_2" text:outline-level="2">Cap. I. </text:h>
      <text:p text:style-name="P8">Non inconsulto mihi videtur priscus Hip-<text:line-break/>pocrates aliis artibus inspectis ab agendi munditie ducto<text:line-break/>exordio pronunciasse. Nobis Iane placet omnino omni<text:line-break/>arti me<text:span text:style-name="Default_20_Paragraph_20_Font"><text:span text:style-name="T1">n</text:span></text:span>tem incumbere. Etenim quaecunque opera decore<text:line-break/>ac recte ministrant, decore. singula recteque efficienda furti<text:line-break/>et quae cum munditie etiam munde et quae cum celeri-<text:line-break/>tale celeriter et quae citra dolorem manu facienda funt<text:line-break/>perquam Iucunde et cetera eodem modo omnia quae pro-</text:p>
      <text:p text:style-name="P2">rimis artis professoribus multo praeclarius agenda sunt.<text:line-break/>Etenim, ut nonnullis in operibus videre licet, usu periti<text:line-break/>non alia re imperitis et artifices artium expertibus; quam<text:line-break/>celeritate et concinnitate praestant. Quapropter faepenu-<text:line-break/>mero prae alio quocunque artifice decet medicum in om-<text:line-break/>nibus animo contendere, quo probe suo fungatur munere,<text:line-break/>quod praecellentem materiam sortiatur. Etenim sive fe-<text:line-break/>cet, sive urat, sive etiam deliget, feu quid aliud manu<text:line-break/>moliatur, non modo cum utilitate agere, <text:span text:style-name="Default_20_Paragraph_20_Font"><text:span text:style-name="T1">t</text:span></text:span>est munditiei<text:line-break/>et concinnitati studeat oportet, quemadmodum et ipse<text:line-break/>rursum alibi pronuntiat. Deligatione duae sunt species<text:line-break/>et quae. fit et quae facta esu Quae fit, celeriter, citra<text:line-break/>dolorem , prompte , concinne efficienda est ; , celeriter qui-<text:line-break/>dem ut absolvatur operatio , citra vero dolorem ut facile<text:line-break/>elaboretur, prompte autem ut ad omnia praesto sit, con-<text:line-break/>clune- denique ut adspectum oblectet. Etenim affectus<text:line-break/>quidem. nonnullis corporis partibus aborti congruentem<text:line-break/>deligationem .postulant. Postulant vero homines per su<text:line-break/>multoties deligationum concinnitatem. Quare tum solita-</text:p>
      <text:p text:style-name="P2">triorum, tum aliorum omnium sele loro parantium gratia,<text:line-break/>idoneas singulis -corporis partibus deligationes tum simpli-<text:line-break/>ces, tum. multiplices scire necesse est. Nec. ignorandum<text:line-break/>nonnullis quidem partibus utrasque, quibusdam vero<text:line-break/>alteram, multiplicem dico.,- .convenire , etiamsi: quibusdam<text:line-break/>focus videatur. - Sed consentaneum. est hanc controversiam<text:line-break/>primum diluere. Nonnulli multiplicium deligationum in-<text:line-break/>utilitatem damnant.noxium ipsas usum praestare pruliten-<text:line-break/>tes, dabili quidem demonstratione nulla, feli priscorum<text:line-break/>virorum testimoniis ipsi nituntur; atque in primis Hippo-<text:line-break/>cratem introducunt haec pro<text:span text:style-name="Default_20_Paragraph_20_Font"><text:span text:style-name="T1">n</text:span></text:span>untiantem r quamobrem et-<text:line-break/>alia multa mutila<text:span text:style-name="Default_20_Paragraph_20_Font"><text:span text:style-name="T1">n</text:span></text:span>t ac laedunt qui decoris, hoc est mulo<text:line-break/>tiplicibus deligationibus delectantur. Deinde Mantiam<text:line-break/>qui narrat, quendam vicum cui pharmacopola caput et<text:line-break/>faciem. multiplici .deligatione deligaverat, qua deligatione<text:line-break/>orali prociderunt; idque ipsis merito contigisse videtur,<text:line-break/>propterea quod inaequalis fit fasciarum occursus, qui mus-.<text:line-break/>tiplicitate corporis partes in phlegmo<text:span text:style-name="Default_20_Paragraph_20_Font"><text:span text:style-name="T1">n</text:span></text:span>as et abscessus pot-<text:line-break/>est adducere. - Rationi consentaneum est eos nosse quae</text:p>
      <text:p text:style-name="P1">proferunt, haec non a fasciarum multiplicitate, sed lab his<text:line-break/>utentium et deligationem constringentium ineptia conti-<text:line-break/>gisse. Oportebat namque^ deligare, quemadmodum pronum-<text:line-break/>ciat Hippocrates. In his autem delirationis sunt com-<text:line-break/>pressio quidem, quo incumbentis neque abscedant, neque<text:line-break/>admodum obnitantur, sed fulciantur quidem, non tamen<text:line-break/>cogantur.. Ipsas autem decebat testem Hippocratenr addu-<text:line-break/>centes <text:span text:style-name="Default_20_Paragraph_20_Font"><text:span text:style-name="T1">s</text:span></text:span>ententiae residuum addere. Non enim simpliciter<text:line-break/>ipsam .extulit, fessi et alia malta -oblaeduntqui decoris<text:line-break/>deligatlonibus delectantur; fed hoc apposito <text:span text:style-name="Default_20_Paragraph_20_Font"><text:span text:style-name="T1">c</text:span></text:span>i<text:span text:style-name="Default_20_Paragraph_20_Font"><text:span text:style-name="T1">tra. </text:span></text:span>m<text:span text:style-name="Default_20_Paragraph_20_Font"><text:span text:style-name="T1">en-<text:line-break/></text:span></text:span>r<text:span text:style-name="Default_20_Paragraph_20_Font"><text:span text:style-name="T1">e</text:span></text:span>m. At ex iis nunc a me docendis perpendant multi-<text:line-break/>plices deligationes ab Hippocrate non ablegari; nam ipfe<text:line-break/>libro- de medici officina, de fasciatione disserens, quum<text:line-break/>quae virtus insit deligationi quae fit, ac deinceps deliga-<text:line-break/>tioni quae jam facta est pronunciavit, sic eloquitur, recte<text:line-break/>ac decore; Illud quidem recte quod conserat posuit, hoc<text:line-break/>vero decore quod eleganter exstructa sit deligatio. Postea<text:line-break/>t vero est dictionis decore explicationem affert <text:span text:style-name="Default_20_Paragraph_20_Font"><text:span text:style-name="T1">dec</text:span></text:span>o<text:span text:style-name="Default_20_Paragraph_20_Font"><text:span text:style-name="T1">re</text:span></text:span> qui-<text:line-break/>dem, simpliciter distincte. Simpliciter; non pro tota</text:p>
      <text:p text:style-name="P2">significatione, sed pro significationis parte posuit, ut sim-<text:line-break/>plex deligati<text:span text:style-name="Default_20_Paragraph_20_Font"><text:span text:style-name="T1">d</text:span></text:span> distincta fit. Id autem dilucidum efficit<text:line-break/>his additis aut similibus et aequalibus , aequaliter et simi-.<text:line-break/>liter; aut inaequalibus et dissimilibus, inaequaliter et<text:line-break/>dissimiliter. Species autem simplex orbicularis, ascia,<text:line-break/>sima, oculus, rhombus, semifectum. Congruat species<text:line-break/>speciei et membrorum devinciendorum affectioni.. Si qua<text:line-break/>namque simplex sit deligatio, haec revera orbicularis de-<text:line-break/>bet esse; si qua vero ascia sit, haec sima existit. Sic<text:line-break/>enim quae prorsus aequalis est sibi ipsi erit similis, quae<text:line-break/>vero. inaequalis dissimilis. . Utrum sibi persuadent jam Hip-.<text:line-break/>pocratem multiplices deligationes aversari et elicere con-<text:line-break/>jici entes, asciam et oculum et rhombum et semifectum<text:line-break/>multiplices esse .deligationes? An praeterea ipsis cumme-<text:line-break/>moremus historiam de claviculae fractura in libro de ar-<text:line-break/>ticulis scriptam; qua patet Hippocralem grue varia aleli-<text:line-break/>gatione usum fuisse? Serant autem quod quibusdam in<text:line-break/>partibus, ut in femore pristinum in articulum reposito et<text:line-break/>brachio et cubito et ceteris pluribus, non alia quom mul-</text:p>
      <text:p text:style-name="P2">tiplici deligatione uti non detur. verum hactenus dicta<text:line-break/>sufficiant.</text:p>
      <text:h text:style-name="Heading_20_2" text:outline-level="2">Cap. II. </text:h>
      <text:p text:style-name="P9">Ad artificem vero tum fasciarum, tum<text:line-break/>deligationis doctrinam orationem reducamus; certoque.<text:line-break/>sciamus in primis qua in re- discrepent fasciae inter fe<text:line-break/>materia, figura, longitudine, latitudine et structura. Ma-<text:line-break/>terra, quoniam ipsarum nonnullae fiunt laneae, quaedam-<text:line-break/>lineae, aliae membraneae, quum ipsarum usus non unus<text:line-break/>neque similis, sied silveritis exisset. Propterea conemur<text:line-break/>in operum functione congruenter affectui delectum facere.<text:line-break/>Quae itaque adstrictione opus habent, lineas in ipsis usar-<text:line-break/>pemus; quae vero adstrictionem non desiderant., quod haec<text:line-break/>quibusdam inflammationibus adversetur et continentiam<text:line-break/>solam nixumve aut tegumentum postulent, in his laneas.<text:line-break/>Membraneis denique utemur, quemadmodum in nasi et<text:line-break/>maxillae fractura agglutinato parii devinclendae fafciae <text:span text:style-name="Default_20_Paragraph_20_Font"><text:span text:style-name="T1">i<text:line-break/></text:span></text:span>extremo usus est Hippocrates. Figura, quo hae convolo-.<text:line-break/>tae, illae scissae, aliae consutae sint r convolutae funt<text:line-break/>quae ex habena in insignem longitudinem factae funt,</text:p>
      <text:p text:style-name="P2">quales existunt quae in membrorum fracturis usurpantur.<text:line-break/>Scissae quae uno constant linteo, extremis aut aliis etiam<text:line-break/>quibusdam partibus discissae, quales capiti perforato ad-<text:line-break/>moveutur, quae cancri vocantur, quadricrures , sex cruces<text:line-break/>aut octicrures. Consutae, quae ex pluribus habenis com-<text:line-break/>pofitae salis figuris dissimilibus propugnaculum habent,<text:line-break/>quales sunt suspendentes , accingentes aut mammifasciae<text:line-break/>aut quae mammis et loco sedem ambienti congruunt.<text:line-break/>Longitudine, quod aliae sint oblongiores, aliae breviores.<text:line-break/>Latitudine, quod aliae sint angustiores, aliae latiores. At<text:line-break/>ut fasciarum longitudo , sic et latitudo partibus devincien-<text:line-break/>dis pro longitudinis et latitudinis proportione apparanda<text:line-break/>est. Structura denique inter fe fasciae differunt^ quod<text:line-break/>aliae textae sint , aliae coactae , aliae nexae. Texturum<text:line-break/>nonnullae est hoc opus constructae sunt, nonnullae vero<text:line-break/>ex tela parantur quae ad alium usum contexta scinditur.<text:line-break/>Hasce in vulneribus devinciendis plerumque usurpamus,<text:line-break/>illis ad hoc contextis venatores ad crurum devinciendo-</text:p>
      <text:p text:style-name="P2">rum tutelam, ut et vocatis manicis utuntur. Coactas<text:line-break/>autem ut et aurigae ad laterum continentiam usurpamus.</text:p>
      <text:h text:style-name="Heading_20_2" text:outline-level="2">Cap. HI. </text:h>
      <text:p text:style-name="P9">Ex omnibus praeceptis illud, sit publicum,<text:line-break/>Devincientibus medicis fasciarum copiam suppeteudam esse,<text:line-break/>quo prostantibus quam plurimis uti queant. Quum autem<text:line-break/>delectus quidam adest, fuluiae eligendae sunt, quemadmo-<text:line-break/>dum praecipit Hippocrates; Ec enim pronunciat: sunto<text:line-break/>fasciae decorae, mundae, tenues, leves <text:span text:style-name="Default_20_Paragraph_20_Font"><text:span text:style-name="T1">i</text:span></text:span> molles, integrae,<text:line-break/>tensionem ferentes, paullo valentiores, neque futuras,<text:line-break/>ncque exstantias habentes. Enimvero mundas esse fascias<text:line-break/>oportet, quod sordidae foedae sint, perfusiones non ad-<text:line-break/>mittant et aliquam in perfusionum cinno laesionem inve-<text:line-break/>haut. Sed proprius sit color, ne a purpura aut alia qua-<text:line-break/>dam tinctura idem noxae oboriatur, neve etiam nobis<text:line-break/>fluentis sanguinis imaginatio promoveatur aut coloris simi-<text:line-break/>Illudo. .Tenues, ne majorem distributionibus molem con-<text:line-break/>stituant. Molles,. ne ob duritiem contusio concitetur. Leves<text:line-break/>ad huc, ne ob incumbens ipsis grave pondus onerosa deti-</text:p>
      <text:p text:style-name="P2">gatlo contingat. t Neque vero saluiae suturas sortiantur<text:line-break/>inaequales, ea re contusionem allaturae; imo neque ex-<text:line-break/>stantias, hoc est neque fimbrias, neque institas aut ora-.<text:line-break/>rum obversiones fibrarum modo eminentes. Quae namque<text:line-break/>exstant inaequalem deligationem reddunt, quae vero emi-<text:line-break/>nent distributionem fieri facile non ferunt. At scindenti<text:line-break/>fascias non transversaria villo, fed directe <text:span text:style-name="Default_20_Paragraph_20_Font"><text:span text:style-name="T1">t</text:span></text:span>ectione, prout<text:line-break/>tela contexitur, scindendum est, ut stamine dirigatur colli-<text:line-break/>manti. Hoc enim modo - lintea facile scinduntur, fecus<text:line-break/>autem ad tramam. Praeterea et quae ducta ad stamen<text:line-break/>ferie scinduntur, ad partium devinciendarum posituram<text:line-break/>continendam robustiora <text:span text:style-name="Default_20_Paragraph_20_Font"><text:span text:style-name="T1">t</text:span></text:span>uor.</text:p>
      <text:h text:style-name="Heading_20_2" text:outline-level="2">Cap. IV. </text:h>
      <text:p text:style-name="P9">At vero deligationum, ut antea protuli-<text:line-break/>mus, quaedam <text:span text:style-name="Default_20_Paragraph_20_Font"><text:span text:style-name="T1">t</text:span></text:span>uus simplices, quaedam vero multiplices.<text:line-break/>Herum etiamnum aliae a partibus devinciendis, aliae ab<text:line-break/>eventis, aliae per effigiei ad animalia translationem appel-<text:line-break/>lationem sortitae funti A partibus itaque devinciendis<text:line-break/>-oculus, nasus, inguen atque his consimiles. Ab a<text:span text:style-name="Default_20_Paragraph_20_Font"><text:span text:style-name="T1">n</text:span></text:span>imali-</text:p>
      <text:p text:style-name="P2">bus cancer, accipiter, aries, lepus, testudo. Ab eventis,<text:line-break/>ut vallum tum coniunctum, tum disiunctum, opercula,<text:line-break/>habenae atque his similes, At hujusmodi deligationum<text:line-break/>quaedam hoc ipso deligationes sunt, ut tholus, basilicus,<text:line-break/>scaphula, discrimen; quaedam vero deligationes sunt et<text:line-break/>laquei , ut lepus auritus , pastoralis et his similes. Prae-<text:line-break/>terea deligationum nonnullae ab uno capite, nonnullae a<text:line-break/>duobus, quaedam ab uno et duobus capitibus devincientes<text:line-break/>ordiuntur. Deligationum etiamnum aliae quibusdam par-<text:line-break/>tibus propriae ceteris minime congruunt, aliae et aliis<text:line-break/>partibus sunt communes. Rursus fasciarum aliae sunt<text:line-break/>anterius prominentes , quae solas anteriores hominis per-.<text:line-break/>tes devinctas demonstrant, aliae posterius. conspicuae,<text:line-break/>quae deligatas partes posticas subpetunt oculis; aliae ple-<text:line-break/>raeque apparentes, quae tum anteriora, tum posteriora<text:line-break/>aequaliter devinci produnt. Et haec interdum genere<text:line-break/>similia, interdum facie dissimilia conspiciuntur, quae in<text:line-break/>particularium deligationum demonstratione dilucide de-<text:line-break/>clarabuntur.</text:p>
      <text:h text:style-name="P6" text:outline-level="2">Cap. v. </text:h>
      <text:p text:style-name="P9">Rationi consentaneum est prius inspicere,<text:line-break/>an ut sors tulerit prima fasciarum iniectio efficienda sit<text:line-break/>et ea de re perquirendum est. Qui namque nos praecessi<text:line-break/>ferunt omnes quosdam corporis locos definierunt, in qni-<text:line-break/>bus capitum fasciae positura stabilienda esu Exempli gra-<text:line-break/>tiafn capite cui quamcunque ob causam deligatio debetur<text:line-break/>fafc1ae caput supra occipitium collocant, ac inde distri-<text:line-break/>butionem ducentes deligationem conficiunt, spectato ne-<text:line-break/>quaquam affectu ob quem fasciam admovent , an congruen-<text:line-break/>ter, nec ne, ipfam operationem moliantur. In ceteris quo-<text:line-break/>que partibus aut imperitia aut ignoratione ut creditur hoc<text:line-break/>opus obeuntes sedes quodammodo circumscripserunt. oporq<text:line-break/>tet enim recte devincientem operam dare, quo non Iosum<text:line-break/>Hippocratis edicto speciei speciem , verum etiam partis<text:line-break/>devinciendae morbo congruentem deligationem moliatur.<text:line-break/>Nos itaque non quo sors tulerit, sed ubi deceat fasciarum<text:line-break/>capita collocamus; extrema vero prosit senex imperat im-<text:line-break/>ponenda funt. Quae moventur ut articuli, qua inflectun-</text:p>
      <text:p text:style-name="P2">tur quam minimis ac maxime contractis fasciis, veluti<text:line-break/>poples; qua vero extenduntur, tum simplicibus et expassis,<text:line-break/>tum latis, veluti rotula, obvolvenda sunt. obvolvere lu-<text:line-break/>super oportet . comprehensionis rerum his incumbentium<text:line-break/>gratia suspensionis quoque universae fasciae in conqule-<text:line-break/>scentibus ac subsidentioribus corporis partibus, qualis re-<text:line-break/>gio tum supra, tum infra genu posita esu Atridonea est<text:line-break/>capitis quidem humeri ad alteram aristam , . inguinis vero<text:line-break/>ad alterum ilium et tibiae supra suram fasciae circutn-<text:line-break/>ductio. Quibuscunque furium quidem fasciae fuga fit,<text:line-break/>inferne sit suspensio; quibus deorsum, versa vice.. At<text:line-break/>quibus non datur ut lu capite, in his quam maxime<text:line-break/>aequali parte comprehensiones faciendae fiunt, minimeque<text:line-break/>obliqua fascia utendum, quo stabilissim<text:span text:style-name="Default_20_Paragraph_20_Font"><text:span text:style-name="T1">o</text:span></text:span> postremo obvoluta<text:line-break/>erroneos circuitus contineat. Eum quoque apposite deli-<text:line-break/>gare decet qui ad operationum numeros respicit. Quum<text:line-break/>enim operationum duae sint species, ut pronunciat Hip-<text:line-break/>poorates: una quidem qua deligationem perficimus, altera<text:line-break/>vero qua perfecimus. In utraque cura suspicienda est, ut<text:line-break/>in deligatione obeunda cito, citra dolorem , prompte et</text:p>
      <text:p text:style-name="P2">concinne operemur. Cito quidem habita operum peragen-<text:line-break/>dorum ratione, citra dolorem quo ipsa facile praestemus,<text:line-break/>prompte in omnibus parate, concinne ut adspectum ob-<text:line-break/>lactent. Quae vero deligationem peregerunt, omnes su-<text:line-break/>perluces virtutes enarratas sortiuntur, recte, decore et.<text:line-break/>ceteras.</text:p>
      <text:h text:style-name="Heading_20_2" text:outline-level="2">Cap. VI. </text:h>
      <text:p text:style-name="P9">De fasciarum devincientium usu haec nosse<text:line-break/>oportet. Deligationum alias quibusdam topicis medenti-<text:line-break/>bns subservire continendi gratia susceptas; alias non ad<text:line-break/>hoc, sed ad operationem per se obeu<text:span text:style-name="Default_20_Paragraph_20_Font"><text:span text:style-name="T1">n</text:span></text:span>dam usurpatas, in<text:line-break/>quibus accuratissime didicisse oportet, ubi partium fascia-<text:line-break/>tinnis exordium statuendum sit , qua distributiones dueen-<text:line-break/>dae et quo finis ferendus. Quae singula descriptione qui-<text:line-break/>dem plane tradi nequeunt, subsidia tamen praestare post-<text:line-break/>sunt, quibus qui medicus in particularibus versatus erit,<text:line-break/>facile ratiocinatione colliget, se tum singularum partium<text:line-break/>naturam prout deligationi , suspensioni et positurae feren-<text:line-break/>dae sit idonea, tum etiam quid valeat deligatio nosse.. At</text:p>
      <text:p text:style-name="P2">potest deligatio eas quae abscesserunt partes coniungere,<text:line-break/>eversas coercere , distortas dirigere atque omnibus contra-.<text:line-break/>ri a praestare. At eas quae- abscesserunt partes ita devin-<text:line-break/>cire oportet, ut sublimia sedem , hoc est stabilem unde<text:line-break/>abscesserunt locum contingant, etsi multum sublata su<text:span text:style-name="Default_20_Paragraph_20_Font"><text:span text:style-name="T1">n</text:span></text:span>t,.<text:line-break/>non tamenpremat: t. A fana. vero ac integra parte deli-,<text:line-break/>gallo ordienda est- et ad ulcus finienda, ut. quod subest<text:line-break/>educatur, hoc est excludatur, neque alterum colligatur.<text:line-break/>Quibus autem in partibus abscessus et materiam colligi<text:line-break/>voluerimus, his in unum coge<text:span text:style-name="Default_20_Paragraph_20_Font"><text:span text:style-name="T1">n</text:span></text:span>dis omnia contraria essi-<text:line-break/>cienda sunt. Quibus autem exten<text:span text:style-name="Default_20_Paragraph_20_Font"><text:span text:style-name="T1">t</text:span></text:span>as, quod est ever<text:span text:style-name="Default_20_Paragraph_20_Font"><text:span text:style-name="T1">t</text:span></text:span>as<text:line-break/>partes e longi<text:span text:style-name="Default_20_Paragraph_20_Font"><text:span text:style-name="T1">n</text:span></text:span>quo in unum adducere volumus, cetera<text:line-break/>eodem modo facienda. E longinquo vero quodam coactio<text:line-break/>et ex accessu compressio primum minima, deinde major fa-<text:line-break/>cienda. Majoris termi<text:span text:style-name="Default_20_Paragraph_20_Font"><text:span text:style-name="T1">n</text:span></text:span>us sit partium contactus et peracta<text:line-break/>coniunctio, non tamen fulcimentum. Quibus autem con-<text:line-break/>juncta diducenda sunt, in inflammatione supersedenda est<text:line-break/>deligatio citra inflammationem eodem apparatu, sed con-<text:line-break/>t rari a deligatione utendum ; distorta dirigenda sunt et ejus-</text:p>
      <text:p text:style-name="P2">modicetera. - Quam recesserunt adducenda sunt, contraria<text:line-break/>vero contra. Haec omnia medicum tanquam legum: tum<text:line-break/>peritum, tum assertorem decet pro singulis affectibus ido-<text:line-break/>neam ipsis- deligationem eligere, minimeque ad .certos lo-<text:line-break/>cos consilium dirigere. Nos autem nunc -partium deliga-<text:line-break/>frosiem obeuntes ,A quibus fasciae distributio ordienda sit<text:line-break/>definimus. Quod enim in- unaquaque operatione- factum<text:line-break/>est, id descriptione prodere facile non fuit. Nos tamen<text:line-break/>dilucidae doctrinae gratia in fasciarumtractatu locos sta-<text:line-break/>tiremus, a quibus deligationem ordiri deceat et quod ipsis<text:line-break/>operationibus obeundis consentaneum est eligi conveniat. .</text:p>
      <text:h text:style-name="Heading_20_2" text:outline-level="2">e ap. VA </text:h>
      <text:p text:style-name="P9">Commen<text:span text:style-name="Default_20_Paragraph_20_Font"><text:span text:style-name="T1">t</text:span></text:span>um linteum acceptum in crura<text:line-break/>sex proscindimus , Aedium integrum ac continuum sinen-<text:line-break/>tes, quod vertici <text:span text:style-name="Default_20_Paragraph_20_Font"><text:span text:style-name="T2">c</text:span></text:span>injrcimus; Atque e cruribus demissis<text:line-break/>media assumimus; partem ad aurium aequabilitatem findi-<text:line-break/>mus et mento apposita capita <text:span text:style-name="Default_20_Paragraph_20_Font"><text:span text:style-name="T1">n</text:span></text:span>ectimus. Alterius vero<text:line-break/>angustae fasciolae medium occipiti admoventes et ad fron-<text:line-break/>trs fumma adducentes a capitis lateribus nodo vincimus.</text:p>
      <text:p text:style-name="P2">Sicque reliqua quatuor capita ducentes posteriora quidem<text:line-break/>prope angustae fasciolae nedum, anteriora vero supra be-<text:line-break/>ciphi colligamus: nPossumus etiam .absque nodis;- aliis<text:line-break/>quidem suppositis, aliis vero incumbentibus postreme fissu-<text:line-break/>das imponere.</text:p>
      <text:h text:style-name="Heading_20_2" text:outline-level="2">Cap. UHI. </text:h>
      <text:p text:style-name="P9">m Linteum lu quatuoer-erura dividimus.<text:line-break/>medio continuo- relicto, quod etiam fronti apponimus.<text:line-break/>Capita vero anteriora posterioribus capitibus demissis ad<text:line-break/>occiput deducimus, linque nodo ligamus pdeindealiaduo<text:line-break/>capita <text:span text:style-name="Default_20_Paragraph_20_Font"><text:span text:style-name="T1">t</text:span></text:span>urium conversa ad verticem ducimus , ad quem<text:line-break/>ligamus. At quae ad verticem feruntur, ea sub mentum<text:line-break/>adducta connectere possumus. Hoc schisto ad occiput quo-<text:line-break/>que utimur capitibus a <text:span text:style-name="Default_20_Paragraph_20_Font"><text:span text:style-name="T1">c</text:span></text:span>apitis lateribus nexu revictis.</text:p>
      <text:h text:style-name="Heading_20_2" text:outline-level="2">Cap. IX. </text:h>
      <text:p text:style-name="P9">Linteum octo in crura divisum medio<text:line-break/>minime scisso -relicto ; quo caput universum tegat ampli-<text:line-break/>sudine toti capiti obvolventes, tum- e cruribus demissis<text:line-break/>ad mentum. duo- adducimus eorumque suissa facundum au-</text:p>
      <text:p text:style-name="P3">res continuitate, illic nexu ligamus. Quum autem reliqua<text:line-break/>crura posteriora quatuor sint, duo anteriora, posteriorum<text:line-break/>ultima super alia frontem versus adducimus: alterum qui-<text:line-break/>dem. ad extremum subiicimus, alterum vero ad fubjecti<text:line-break/>comprehensionem inlicimus. Jam vero eodem modo an-<text:line-break/>teriora crura ad occiput ducimus. Simili quoque ratione<text:line-break/>prima capita eodem in loco deligamus eorumque alterum<text:line-break/>ad alterum contrahimus ; alia vero duo posteriora ad fron-<text:line-break/>tem adducimus, hoc quidem subjicimus, illud vero attol-<text:line-break/>limus; istud denique postremum ad capitis latera fibula<text:line-break/>deligamus. Hoc schisto citra nodos caput devincrente,<text:line-break/>eam quae nodis fit adstrictionem vitamus.</text:p>
      <text:h text:style-name="Heading_20_2" text:outline-level="2">Cap. X. </text:h>
      <text:p text:style-name="P9">Meditullium fasciae universum caput ope-<text:line-break/>riat interpositum capitibus, quorum quatuor quidem a<text:line-break/>fronte recta propendeant; alia vero quatuor ab occipite.<text:line-break/>Quae a fronte propendent, eorum duo interiora scissa ad<text:line-break/>occiput deferantur illicque nectentur. Quae vero ab occi-<text:line-break/>pite cum pendulis ad frontem adducantur , ac prope par-</text:p>
      <text:p text:style-name="P2">tem nectantur. Eadem serie reliqua duo scissa a fronte<text:line-break/>pendula ad occiput, quae denique ab occipite ad frontem<text:line-break/>deducantur.</text:p>
      <text:h text:style-name="Heading_20_2" text:outline-level="2">Cap. xI. </text:h>
      <text:p text:style-name="P9">Quae fascia congruit quibus universtrm<text:line-break/>caput tegere; volumus parascepastra vocata est, catochos<text:line-break/>vero praelonga fascia est, quae supra fcepastram fecundum<text:line-break/>longitudinem in urbem fronti et capiti ad scepastrae com-<text:line-break/>prehensionem obvolvitur. Catholceus vero ex fascia^ fit<text:line-break/>oblonga. Suscipitur autem fasciae deorsum contrahendae<text:line-break/>gratia, ne elabatur; ita vero perficitur. Linteum stima-<text:line-break/>tur, latitudine tam amplum ut universum tegat caput,<text:line-break/>longitudine vero duplo amplissimum , ut id efficere queat.<text:line-break/>Hujus fasciae caput quidem alterum fuper occipitium lo-<text:line-break/>cetur, alterum vero a facie demittatur, tum angustae fa-<text:line-break/>leiae medium sub mentum iniiciatur ; capita vero per ge-<text:line-break/>nas ac per sinciput ducantur. Quae ubi cbiafmum face-<text:line-break/>rint, ad mentum adducantur. Alterius autem angustae<text:line-break/>fasciae medium prope frontem, fed capita in orbem ad</text:p>
      <text:p text:style-name="P2">occiput volvantur illicque inter fe et cum catholceos ca-<text:line-break/>pitibus annectantur. A facie vero pendulum in duo crura<text:line-break/>adusque intercidunt directe dividatur , quae decussata a<text:line-break/>fronte in orbem ad occiput ferantur illicque nectantur.<text:line-break/>Possunt autem et catochos et catholceus ex una fasciola<text:line-break/>oblongiori hoc modo constitui. Medio sincipita admoto<text:line-break/>capita recta per malas sub mentum, deinde sub aurium<text:line-break/>fibras ad occiput ferantur, illicque ab occipite ad frontem<text:line-break/>decussentur atque a capitis latere nodo nectentur. Ha-<text:line-break/>ctenus simplices fasciae.</text:p>
      <text:h text:style-name="Heading_20_2" text:outline-level="2">Cap. XH. </text:h>
      <text:p text:style-name="P11">Reliquum autem fuerit de variis quoque<text:line-break/>sive multiplicibus fasciis disserere, si prius distributionum<text:line-break/>aliam rectam, aliam transversam et aliam obliquam nomi-<text:line-break/>nari declaraverimus, quales ipsa nomina significat; alia<text:line-break/>coronaria, alia frontalis, alia maxillaris, alia mentina,<text:line-break/>alia rotunda, alia circularis deligatis, alia denique ascia.<text:line-break/>Coronaria quidem est quae coronarum instar super sinet-</text:p>
      <text:p text:style-name="P2">put defertur. Frontalis vero quae frontem circumcludit.<text:line-break/>Meutina quae super mentum iniicitur. Atque similiter<text:line-break/>maxillaris a parte gena cui imponitur nominata. Ascia<text:line-break/>demum quae una quidem parte concava ut luna falcata,<text:line-break/>altera vero convexa existit. Haec sunt itaque circuituum<text:line-break/>fasciarumve disseubuendarum vocabula.</text:p>
      <text:h text:style-name="Heading_20_2" text:outline-level="2">Cap. XllI. </text:h>
      <text:p text:style-name="P11">Haec deligatio nonnullorum quidem ju-<text:line-break/>dieio futurarum diductionibus congruit; quorundam vero<text:line-break/>sententia quibus vulnere accepto accumbentes partes ab-<text:line-break/>scesserunt ad ipsarum conglutinationem et ad humorum<text:line-break/>quod ulcus comprimatur excretionem. Sic autem cossi-<text:line-break/>estur. Fasciae caput a capitis latere constituitur, deinde<text:line-break/>fafcia obliqua ad verticem ac temporum alterum ducitur,<text:line-break/>lude vero genia construitur, obliqua altera- genia primae<text:line-break/>opposita est, ut decussis ad occiput fiat. Ab occipite ob-<text:line-break/>liqua a primis circuitibus distans, deinde pareiades rui-<text:line-break/>suntque obliqua, quo struatur rhombus in medio forman-<text:line-break/>tur. Postea frontales circuitus prope ipfa ad nudarum<text:line-break/>partium operimentum ac tutelam iniiciuntur.</text:p>
      <text:h text:style-name="P6" text:outline-level="2">Cap. XIV. </text:h>
      <text:p text:style-name="P11">Seusirhombus quibus et tholus idoneus<text:line-break/>est. Ita vero conficitur. Caput fafciae Iob occiput inji-<text:line-break/>citur. Deinde fpina subter auris fibram , mox ad sinciput<text:line-break/>obliqua et ad occiput ducitur. Ab occipite obliqua ad<text:line-break/>sinciput primae opposita mox in oris fibram, tum ad oc-<text:line-break/>cipus , indeque frontalis conficitur , quo medium fenu<text:span text:style-name="Default_20_Paragraph_20_Font"><text:span text:style-name="T1">s-<text:line-break/></text:span></text:span>bombus si t<text:span text:style-name="Default_20_Paragraph_20_Font"><text:span text:style-name="T1">r</text:span></text:span> Extremum vero tum in hac, tum in ceteris<text:line-break/>deligatiouibus ad capitis latera fibulis contineri debet.<text:line-break/>Licet autem a prima distributiones non inferne furium,<text:line-break/>fed contrario modo efficere.</text:p>
      <text:h text:style-name="Heading_20_2" text:outline-level="2">Cap. XV. </text:h>
      <text:p text:style-name="P11">Quadrat quidem quibus verticem et sin-<text:line-break/>ciput simul devincire volumus. Sic autem construitur.<text:line-break/>Imposita super occiput fascia spiram recta per verticem<text:line-break/>ad frontem ducimus, rllique sinistrae manus nostro indice<text:line-break/>digito sistimus, rursum ad occiput spiram primae paralel-<text:line-break/>lam reducimus et ab occipite tertiam ad frontem paralel-<text:line-break/>lam deducimus, quo tempore fasciam obvolutam quae a<text:line-break/>eligito retluetur froutalem conficimus.</text:p>
      <text:h text:style-name="P6" text:outline-level="2">Cap. XVI. </text:h>
      <text:p text:style-name="P12">Congruit quibus et camera. Verum<text:line-break/>quandam cum . decenti usu praecellentem habet formam.<text:line-break/>Supra constructam cameram angustae fastosae caput sub<text:line-break/>occipitis circuitibus collocandum est, iudeque obliquum<text:line-break/>per verticem ad sinciput ducendum. Frons circuitibus<text:line-break/>primae fafciae fibula ad frontem positis involvetur, deinde<text:line-break/>obliqua fpira ad sinciput, verticem et -occiput ferenda.<text:line-break/>Ab occipite ad auris dextrae fibram et sinciput et ad sini-<text:line-break/>stram auris fibram et occiput deducenda. Nos autem huic<text:line-break/>deligationi frontalem fasciam ad securitatem adlicimus.</text:p>
      <text:h text:style-name="Heading_20_2" text:outline-level="2">Cap. XVII. </text:h>
      <text:p text:style-name="P12">Constructa camera, digitalis fasciolae<text:line-break/>aut etiamnum angustioris capite ad occiput locato circum-<text:line-break/>volutionem directo ad verticem . medium sinciput et fron-<text:line-break/>tem ducimus, quam complicatam <text:span text:style-name="Default_20_Paragraph_20_Font"><text:span text:style-name="T1">t</text:span></text:span>upra frontem, <text:span text:style-name="Default_20_Paragraph_20_Font"><text:span text:style-name="T1">t</text:span></text:span>urium<text:line-break/>super eandem ad occiput reducimus. Atque ab occipite<text:line-break/>ad dextram capitis partem reflectentes supra verticem in<text:line-break/>sinciput et sinistra tempora ducimus. Duplicata etiam<text:line-break/>fascia in sinistris temporibus spiram fuperinjectam obli-</text:p>
      <text:p text:style-name="P2">quam in dextram capitis partem ducimus. Iudeque simi-<text:line-break/>liter reflexam rursum ad tempora ducimus, idque ter<text:line-break/>operamur, ut super temporum alterum progressu reflexa<text:line-break/>ancylia tria concinnorum ideam prae fe ferant. Quum<text:line-break/>autem spica tertio ad dextras occipitis partes appulerit,<text:line-break/>ad sinistram convertenda est, quo super temporum alte-<text:line-break/>rum idem fiat. Postremo ad omnes circuitus continendos<text:line-break/>frontalem deligationem construimus.</text:p>
      <text:h text:style-name="Heading_20_2" text:outline-level="2">Cap. XVIIL </text:h>
      <text:p text:style-name="P13">Congruit quibus et Glaucii camera.<text:line-break/>Ita vero construitur. Parte quadam mediocri fasciae in<text:line-break/>faciem demisse spiram ad sinciput, verticem et occiput<text:line-break/>ducito , inique cum ministro ipfam continere imperaverim,<text:line-break/>conversa spira frontalem deligationem^ exprimes. Postea<text:line-break/>sic a fame demissum caput per primam inmotam per sin-<text:line-break/>ciput ad verticem ac occiput reducito et ad occiput deligato.</text:p>
      <text:h text:style-name="Heading_20_2" text:outline-level="2">Cap. <text:span text:style-name="Default_20_Paragraph_20_Font"><text:span text:style-name="T3">ΧΙΧ</text:span></text:span><text:span text:style-name="Default_20_Paragraph_20_Font"><text:span text:style-name="T4">. </text:span></text:span></text:h>
      <text:p text:style-name="P13">Haec fasciatio omnibus oculis diuturno<text:line-break/>rheumatismo exulceratis, diductis partibus coalescendis et<text:line-break/>alias ob aliquam causam fupra frontem vulnus subeunti-</text:p>
      <text:p text:style-name="P2">bus idonea esu Sic autem suscipitur. Posito fasciae ad<text:line-break/>occiput capite residuum ad auris vel dextrae vel sinistrae<text:line-break/>fibram ducimus, cui regioni primum distribui circuitum<text:line-break/>judicemus. Ab aure vero ad propinqua tempora oblique<text:line-break/>ad sinciput, deinde ad occiput, postea ad alia tempora<text:line-break/>sub auris fibram , postremo ad occiput spicam ducimus.<text:line-break/>Ab occipitio adstricto fafciae superiniecto capite circuitum<text:line-break/>supra aurem ad frontem struimus, quo prior primi cir-<text:line-break/>cuitus a sincipite procedentis inferior sit ambitus , utris-<text:line-break/>que intro sibi mutuo oppositis repandis prope ipsas cir-<text:line-break/>cumvolutioues. Efficitur vero , etiam alter ex duabus co-<text:line-break/>ronariis , altera quidem fusi circuitum , altera vero super<text:line-break/>ipsum distribuendis , utrisque introrsum repandis evaden-<text:line-break/>tibus. Hi circuitus ita procedunt, uno quidem infe<text:span text:style-name="Default_20_Paragraph_20_Font"><text:span text:style-name="T1">r</text:span></text:span>ne<text:line-break/>sursum, altero vero superne deorsum ducto.</text:p>
      <text:h text:style-name="Heading_20_2" text:outline-level="2">Cap. XX. </text:h>
      <text:p text:style-name="P14">Concinna quidem est deligatio, quibus<text:line-break/>sinciput et huic proximas partes simul devincire volumus.<text:line-break/>Sic autem perficitur. Structa quae-femirhomhus vocatur</text:p>
      <text:p text:style-name="P2">deligatione citra frontalem fasciam ab occipite praeter<text:line-break/>verticem oblique ad frontem circuitum ducimus, curvata<text:line-break/>prope frontem lunae falcatae modo fuluia ut concava .pars<text:line-break/>ipsius sursum procumbat; connexa vero intercilium spe-<text:line-break/>etans ad oppositus verticis partes et ad occiput spiram<text:line-break/>ducimus, sicque frontalem fulciam adji cimus. Haec deli-<text:line-break/>gatio praeter eam quam lepus exhibet utilitatem quodam-<text:line-break/>modo praeclarior esu</text:p>
      <text:h text:style-name="Heading_20_2" text:outline-level="2">Cap. XXI. </text:h>
      <text:p text:style-name="P14">Idonea est et quibus calvariae deligatio,<text:line-break/>sed multo securiori Peracta igitur calvariae deligatione<text:line-break/>lepus sine auribus superinjicitur implicaturque , ne copiose<text:line-break/>loquar.</text:p>
      <text:h text:style-name="Heading_20_2" text:outline-level="2">Cap. XXII.</text:h>
      <text:p text:style-name="P14"><text:s/>Haec deligatio quibus et sine actore<text:line-break/>Thais idonea est. Dico vero sincipiti ac vicinis ejus lo-<text:line-break/>cis. sile autem conficitur. Commen<text:span text:style-name="Default_20_Paragraph_20_Font"><text:span text:style-name="T1">t</text:span></text:span>am fasciae partem<text:line-break/>fuper faciem demissam sinito fpiramque a sincipite directo<text:line-break/>quasi ad occiput trabito; inde vero deflectentem fubau—<text:line-break/>ris fibram in sinciput et oblique ad occiput ducito. Ab<text:line-break/>occipite oblique ad oppositas partes et ad sinciput ac</text:p>
      <text:p text:style-name="P2">tempora sub auris fibram , deinde ad occiput. Postea de-<text:line-break/>missum super faciem. fasciae caput reducendo super fron-<text:line-break/>tem ter in adscensu replicato , quo gradatim sibi mutuo<text:line-break/>incumbant, sicque postea in ipsam frontalem fasciam<text:line-break/>invehito.</text:p>
      <text:h text:style-name="Heading_20_2" text:outline-level="2">Cap. XXIII. </text:h>
      <text:p text:style-name="P15">Haec deligatio iis congruit, quibus<text:line-break/>unica parte ob vulnus aut luxationem aut cynicum voca-<text:line-break/>tum spasmum aut aliam quandam ob caulam maxillam<text:line-break/>devincire volumus. Fasciae caput or<text:span text:style-name="Default_20_Paragraph_20_Font"><text:span text:style-name="T1">t</text:span></text:span>um sit ah occipite<text:line-break/>obliquum ad verticem, sinciput ac temporum alterum ma-<text:line-break/>xillaris feretur; deinde fusi mentum et auris oppositae<text:line-break/>fibram ad occiput. Ab occipite ad mentum et aurium<text:line-break/>fibras , atque post mentinam in occiput. Hi in iis sunt<text:line-break/>ita circuitus, si superne deorsum devincire conferat. Ipfe<text:line-break/>vero deligatio perficitur etiam inferne furium hoc modo.<text:line-break/>Caput fasciae ordiatur ab occipitio, fpira sub amis fibram,<text:line-break/>sub mentum ducatur; deinde maxillaris, postea obliqua<text:line-break/>ad sinciput et occiput, mox mentina et frontalis.</text:p>
      <text:h text:style-name="P6" text:outline-level="2">Cap. XXIV. </text:h>
      <text:p text:style-name="P15">Idoneum id comperitur quibus utra-<text:line-break/>rumque maxillae partium aut luxationes obtigerint aut<text:line-break/>quidam alius affectus qui in unimembri capistro numera-<text:line-break/>tus esu Caput fasciae ad occiput obliqua spira per ver-<text:line-break/>ticem ad sinciput et genas sub mentum feratur. Deinde<text:line-break/>contraria maxillis incumbens pareias etiam ad sinciput<text:line-break/>sirper prius injectam , quoad decussis fiat; postea ad occi-<text:line-break/>put et sub auris fibram et mentum , ad occiput denique<text:line-break/>frontalis circuitus ducatur.</text:p>
      <text:h text:style-name="Heading_20_2" text:outline-level="2">Cap. XXV. </text:h>
      <text:p text:style-name="P15">Primum caput fusi auris in<text:span text:style-name="Default_20_Paragraph_20_Font"><text:span text:style-name="T1">t</text:span></text:span>o orditur<text:line-break/>et ad genialem. Deinde pareias et obliqua a vertice ad<text:line-break/>occsput sub auris oppositae fibram et fub mentum. Postea<text:line-break/>pareias struatur; mox obliqua a sincipite ad occiput, po-<text:line-break/>stremo frontalis fulcra.</text:p>
      <text:h text:style-name="Heading_20_2" text:outline-level="2">Cap. XXVI. </text:h>
      <text:p text:style-name="P15">Fasciae medium occipiti imponatur. A<text:line-break/>vertice vero oblique ad sinciput circumvolutiones , quo his<text:line-break/>chi aimus -fiat. Deinde per malas sub mentum ad aurium<text:line-break/>fibras ad occiput, ab occipite in orbem ad frontem et</text:p>
      <text:p text:style-name="P2">occiput; postea tum maxillarem, tum frontalem fasciam<text:line-break/>struito et super ipsas circuitus.</text:p>
      <text:h text:style-name="Heading_20_2" text:outline-level="2">Cap. XXVII. </text:h>
      <text:p text:style-name="P16">Medium super frontem, spirae ad oc-<text:line-break/>ciput et his chlafmus. Deinde infra aurium fibras stili<text:line-break/>mentum. Post:ea fasciae maxillares etiam ad sinciput, ob-<text:line-break/>obliquae ad occiput. Postremo tum maxillaris, tum fron-<text:line-break/>talis struatur.</text:p>
      <text:h text:style-name="Heading_20_2" text:outline-level="2">Cap. XXVIII. </text:h>
      <text:p text:style-name="P16">Medium supra occiput. Capita fub<text:line-break/>aurium fibras ad mentum, deinde maxillaris et reliqua<text:line-break/>praecedenti consimiliter struantur.</text:p>
      <text:h text:style-name="Heading_20_2" text:outline-level="2">Cap. xXIX. </text:h>
      <text:p text:style-name="P16">Caput fasciae super occiput iniiciatur.<text:line-break/>Spira sub auris fibram ad tempora ac sinciput ducatur,<text:line-break/>oblique ad occiput et frontalem. Circuitus autem super<text:line-break/>has partes , plures. Sic deligatio struenda est inferne<text:line-break/>sursum vel superne deorsum. Ile deligationes conferunt<text:line-break/>ab occipite obliqua ad verticem , sinciput atque tempora<text:line-break/>fub auris fibram ad occiput, fiatque frontalis.</text:p>
      <text:h text:style-name="Heading_20_2" text:outline-level="2">Cap. xXX. </text:h>
      <text:p text:style-name="P16">Caput fafciae ab occipitio ordiatur.<text:line-break/>Spira fub auris fibram ad tempora et sinciput, oblique</text:p>
      <text:p text:style-name="P1">ad occiput et frontalis ad externum oculi canthum atque<text:line-break/>ad sinciput. Obliqua ad occiput; ab occipite obliqua ad<text:line-break/>sinciput ducatur , quae praecedenti opposita si<text:span text:style-name="Default_20_Paragraph_20_Font"><text:span text:style-name="T1">n</text:span></text:span>ciput de-<text:line-break/>-cussat; deinde fusi auris fibram ad occiput feratur, fron-<text:line-break/>talisque opus perficiat.</text:p>
      <text:h text:style-name="Heading_20_2" text:outline-level="2">Cap. XXXI. </text:h>
      <text:p text:style-name="P17">Medium super occiput iniiciatur, capita<text:line-break/>per verticem ad sinciput ducta chiafmum ini eo faciunt;<text:line-break/>deinde sub aurium fibras ad occiput, postea frontalis ad-<text:line-break/>moveatur.</text:p>
      <text:h text:style-name="Heading_20_2" text:outline-level="2">Cap. XXXII. </text:h>
      <text:p text:style-name="P17">Medium fupra occiput struatur, capita<text:line-break/>sub aurium fibras ad externos oculorum angulos ducan-<text:line-break/>tur; deinde ad sinciput et occiput, postea frontalis posita<text:line-break/>sit fascia,- quidam quoque mentinam admovent.</text:p>
      <text:h text:style-name="Heading_20_2" text:outline-level="2">Cap. XXX11I. </text:h>
      <text:p text:style-name="P17">Rectum bimembre capistrum devin-<text:line-break/>ctum ultra mentinam in fine ad nest summitatem reduci-<text:line-break/>mus, deinde ad occiput coronariamque adlicimus.</text:p>
      <text:h text:style-name="Heading_20_2" text:outline-level="2">Cap. XXX1U </text:h>
      <text:p text:style-name="P17">Simili modo coniugatae fasciationi<text:line-break/>factae mentinam addimus.</text:p>
      <text:h text:style-name="P6" text:outline-level="2">Cap. XXXV. </text:h>
      <text:p text:style-name="P17">Haec iis congruit qui in multis capi-.<text:line-break/>fis ac genarum partibus vulnus habent. obliqua fascia<text:line-break/>bimembre capistrum convincite; postea quoque Glaucia<text:line-break/>stropham , ac deinceps ita bimembra capistra repeles.<text:line-break/>Nonnulli hanc deligationem spectaculo celebriorem dest-<text:line-break/>decantes cephalum comparatum assuunt. Haec alio modo<text:line-break/>tum citra capistrum, tum citra mentinas conficitur.</text:p>
      <text:h text:style-name="Heading_20_2" text:outline-level="2">Cap. XXXVI. </text:h>
      <text:p text:style-name="P17">Quum commoderatam fasciae partem<text:line-break/>in faciem pendere siveris, e directo ad occiput spiram<text:line-break/>diducito ; indeque rectum capistrum devinciendo confice,<text:line-break/>quoad universam genam caputque contexeris. Atque tan-<text:line-break/>dem demissum super faciem caput recta per verticem re-<text:line-break/>flectendo ad occiput reducito, eodemque modo si velis<text:line-break/>fibrae admotum deligato.</text:p>
      <text:h text:style-name="Heading_20_2" text:outline-level="2">Cap. XXX11. </text:h>
      <text:p text:style-name="P17">Semichomhus vocatus ames adeptus<text:line-break/>ita nominatur. Deligatur autem aut decoris gratia in<text:line-break/>gladiatoriis duellis aut ut caput in alicujus faciei fympto-<text:line-break/>matis curatione contineatur. At si decoris gratia deligatio</text:p>
      <text:p text:style-name="P2">fiat, hae breves sint aures oportet et ut in media fronte<text:line-break/>eliciendae: sic enim animalis essigiem .scrvant ; si vero<text:line-break/>capitis continendi gratia magnae; quo quis curvos digitos<text:line-break/>sortitus, etiam in medio continere queat.</text:p>
      <text:h text:style-name="Heading_20_2" text:outline-level="2">Cap. XXXVIII.</text:h>
      <text:p text:style-name="P18"><text:s/>Ita vero perficitur. Qui laqueus<text:line-break/>pastoralis aut persicus, concisa libro de laqueis plerumque<text:line-break/>tradidimus, ex una fasciae parte in fro<text:span text:style-name="Default_20_Paragraph_20_Font"><text:span text:style-name="T1">n</text:span></text:span>te locatur atque<text:line-break/>. super hunc perficitur femirhombus aut qui lacerculus vo-<text:line-break/>citatur.</text:p>
      <text:h text:style-name="Heading_20_2" text:outline-level="2">Cap. XXXIX. </text:h>
      <text:p text:style-name="P18">Ab occipite. exordium. Spira per<text:line-break/>verticem ad sinciput et intercilium ducatur oculum con-<text:line-break/>tectura; deinde sub auris fibram ad oculum etiam ad oc-<text:line-break/>cipus, postremo ad frontem.</text:p>
      <text:h text:style-name="Heading_20_2" text:outline-level="2">Cap. XL. </text:h>
      <text:p text:style-name="P18">Exordium ab occipitio. Circumvolutio<text:line-break/>per verticem , sinciput , intercilium ad oculum feratur ;<text:line-break/>deinde sub auris fibram ad oculum, ad sinciput, ad occi-<text:line-break/>put; postremo frontalis sit deligatio.</text:p>
      <text:h text:style-name="P6" text:outline-level="2">Cap. XLI. </text:h>
      <text:p text:style-name="P19">Caput fasciae super occiput iniiciatur.<text:line-break/>Circunrvolutio per verticem, sinciput superciliorum institi-<text:line-break/>tium ad oculum; deinde fub auris oppositae fibram ad<text:line-break/>oculum alterum , superciliorum interstitium , sinciput et<text:line-break/>ad occiput , mox ad frontem. Deligenti licet quoque<text:line-break/>primo inver<text:span text:style-name="Default_20_Paragraph_20_Font"><text:span text:style-name="T1">s</text:span></text:span>o deligationis ordine inferne furium deliga-<text:line-break/>tionem ducere, si id conferat.</text:p>
      <text:h text:style-name="Heading_20_2" text:outline-level="2">Cap. XLII. </text:h>
      <text:p text:style-name="P19">Medium ad occiput iniiciatur. Capita<text:line-break/>ad verticem , ad sinciput , glabellum , hoc etiam ipso modo<text:line-break/>chiasmum efficiunt ; deinde ad oculos et ad aurium fibras,<text:line-break/>ad occiput et ad frontem abit evolutio.</text:p>
      <text:h text:style-name="Heading_20_2" text:outline-level="2">Cap. XLI1I. </text:h>
      <text:p text:style-name="P19">Medium fasciae super frontem insicia-<text:line-break/>tur, ad occipitium capita; ab occipite chiafmus fiat, ac<text:line-break/>praecedenti hanc similem deligationem effice.</text:p>
      <text:h text:style-name="Heading_20_2" text:outline-level="2">Cap. XI.1U</text:h>
      <text:p text:style-name="P19"><text:s/>Medium fasciae super occiput, spira<text:line-break/>ad verticem , sinciput et oculum e directo evolvatur, per<text:line-break/>triangulum fub mentum, auris fibram ad occiput et<text:line-break/>frontem.</text:p>
      <text:h text:style-name="P6" text:outline-level="2">Cap. XLU</text:h>
      <text:p text:style-name="P23"><text:s/>Prae frontali ab occipitio ad alterum<text:line-break/>oculum oppositum ducalur fascia directeque ad labiorum<text:line-break/>oras sub mentum in alterum oculum et per oppositam<text:line-break/>auris fibram ad occipitium , ac tum frontalis fiat.</text:p>
      <text:h text:style-name="Heading_20_2" text:outline-level="2">Cap. XLVI. </text:h>
      <text:p text:style-name="P23">Caput sub occipitio locetur, circum-<text:line-break/>volutio sub auris fibram, mox sub mentum in labiorum<text:line-break/>oram, oculum ac sinciput et ad occiput; deinde fub auris<text:line-break/>fibram et sub mentum et oppositum oris angulum, oculum<text:line-break/>et. superciliorum interstitium ibique chiasmus ; postea sula<text:line-break/>sinciput et occiput , postremo frontalis condatur.</text:p>
      <text:h text:style-name="Heading_20_2" text:outline-level="2">Cap. XLVII. </text:h>
      <text:p text:style-name="P23">Quum fasciae medium oculo obliquo<text:line-break/>consimili modo super occiput positum fuerit et aut furium<text:line-break/>aut deorsum ductis capitibus <text:span text:style-name="Default_20_Paragraph_20_Font"><text:span text:style-name="T1">t</text:span></text:span>usi mentum fasciae . medium<text:line-break/>ponitur.</text:p>
      <text:h text:style-name="Heading_20_2" text:outline-level="2">Cap. XLVllI. </text:h>
      <text:p text:style-name="P23">Tantam latitudinem quaeque scissa<text:line-break/>fasciola sortiatur, quanta nasum queat tegere; longitudine<text:line-break/>vero tanta sit, ut duplicata a nato recta ad occiput pro-<text:line-break/>cedere possit. Caput fasciae super occiput collocamus,<text:line-break/>residuum vero e directo ad verticem sincipitis et nest</text:p>
      <text:p text:style-name="P2">summitatem ducimus. Reliquum autem demissam in fa- .<text:line-break/>ciem quod etiam recta linea in d<text:span text:style-name="Default_20_Paragraph_20_Font"><text:span text:style-name="T1">u</text:span></text:span>o cr<text:span text:style-name="Default_20_Paragraph_20_Font"><text:span text:style-name="T1">u</text:span></text:span>ra scindimus ad-<text:line-break/>usque fuperius labrum, deinde alterius angustae fasciolae<text:line-break/>ob longioris medit<text:span text:style-name="Default_20_Paragraph_20_Font"><text:span text:style-name="T1">u</text:span></text:span>llium fub nasi orbiculo et in demissis<text:line-break/>in faciem crurib<text:span text:style-name="Default_20_Paragraph_20_Font"><text:span text:style-name="T1">u</text:span></text:span>s ponimus. Atque capita fub aurium<text:line-break/>fibras, <text:span text:style-name="Default_20_Paragraph_20_Font"><text:span text:style-name="T1">s</text:span></text:span>ub occiput, super faciem prius injectam chiasmo<text:line-break/>figurato ducimus. Quib<text:span text:style-name="Default_20_Paragraph_20_Font"><text:span text:style-name="T1">u</text:span></text:span>s autem ministro commissis ordine<text:line-break/>super faciem crura ducimus , his ab utraque nasi parte ad<text:line-break/>glabellam reflexis super ipsum decussis fiet et oblique ca-<text:line-break/>pitibus supra verticem occiput ver<text:span text:style-name="Default_20_Paragraph_20_Font"><text:span text:style-name="T1">s</text:span></text:span>us, ad ipsum etiam<text:line-break/>extremum alligatis capita a ministro contenta reducimus,<text:line-break/>quibus Irontales fascias conficimus, ut extrema inter fe<text:line-break/>nodo aut fibula e capitis latere revocentur.</text:p>
      <text:h text:style-name="Heading_20_2" text:outline-level="2">Cap. XLIX. </text:h>
      <text:p text:style-name="P23">Linteum in crura quatuor scindimus<text:line-break/>medium continuum sinentes, q<text:span text:style-name="Default_20_Paragraph_20_Font"><text:span text:style-name="T1">u</text:span></text:span>o f<text:span text:style-name="Default_20_Paragraph_20_Font"><text:span text:style-name="T1">u</text:span></text:span>b orbiculo collocato<text:line-break/>s<text:span text:style-name="Default_20_Paragraph_20_Font"><text:span text:style-name="T1">u</text:span></text:span>perposita capita deor<text:span text:style-name="Default_20_Paragraph_20_Font"><text:span text:style-name="T1">s</text:span></text:span>um demittimus, <text:span text:style-name="Default_20_Paragraph_20_Font"><text:span text:style-name="T1">s</text:span></text:span>upposita vero pri-<text:line-break/>mumque ad genas et externos ad sinciput oculorum an-</text:p>
      <text:p text:style-name="P2">gulos ducimus, decussique formata ministro continere iule<text:line-break/>paramus. Alia vero duo capita sub fibras ad occiput; ah<text:line-break/>occipite in orbem chiasmo delineato ad frontem et capitis<text:line-break/>partem revocamus et quae continebantur ea ad occiput<text:line-break/>ducta deligamus.</text:p>
      <text:h text:style-name="Heading_20_2" text:outline-level="2">Cap. L.</text:h>
      <text:p text:style-name="P23"><text:s/>Unum fasciolae medium sub orbiculo posi-<text:line-break/>tum sit, capita vero ad externos oculi angulos ac sinciput<text:line-break/>et decussata retineantur; alterum medium sub nasi orbi-<text:line-break/>culo; cetera vero capita et <text:span text:style-name="Default_20_Paragraph_20_Font"><text:span text:style-name="T1">s</text:span></text:span>ub fibras aurium et ad occi-<text:line-break/>put connectuntur, tertium medium super frontem, capita<text:line-break/>vero in orbem ad caput ducantur et super capitis partem<text:line-break/>nodus fiat.</text:p>
      <text:h text:style-name="Heading_20_2" text:outline-level="2">Cap. LI. </text:h>
      <text:p text:style-name="P23">Medium sub nasi orbiculo, capita per ev-<text:line-break/>ternos oculorum angulos ad sinciput similiter decussata<text:line-break/>contineantur; alterum medium super nasi orbiculum, capita<text:line-break/>sub aurium fibras ad occiput. Ab occipite circa caput<text:line-break/>decussatio fiat, ac in orbem ducta ad frontem serantur i<text:line-break/>nodus a capitis lateribus fundam finiat.</text:p>
      <text:h text:style-name="P6" text:outline-level="2">cap. LII. </text:h>
      <text:p text:style-name="P23">Altera fuscida recta na<text:span text:style-name="Default_20_Paragraph_20_Font"><text:span text:style-name="T1">t</text:span></text:span>o incumbente<text:line-break/>ejus medium a p r oj ec t a fronte demissum sinimus; alterum<text:line-break/>vero medium a facie pendulum recta linea per verticem<text:line-break/>est occiput-- adducimus. Alterius autem fasciolae medio<text:line-break/>fub nasi orbiculum iniecto capita fissi aurium fibras etiam<text:line-break/>ad occiput ducimus. His in occipite decussatis caput a<text:line-break/>facie demissum stupra prius iniectam fasciam recta ad ver-<text:line-break/>ticem et occiput adducimus; atque per crura fuper occi-<text:line-break/>put decussata capita comprehendentes frontalem construimus.</text:p>
      <text:h text:style-name="Heading_20_2" text:outline-level="2">Cap. LUI. </text:h>
      <text:p text:style-name="P24">Medium unius fasciae fub nasi orbiculo<text:line-break/>redeat; capita vero a nasi lateribus ad glabell<text:span text:style-name="Default_20_Paragraph_20_Font"><text:span text:style-name="T1">u</text:span></text:span>m ferantur,<text:line-break/>tibi et decussata recta prope verticem ad occiput ducati-<text:line-break/>tur, inique contineantur. Secundae meditullium fuper<text:line-break/>nest orbiculum, capita vero fub aurium fibras ad occiput<text:line-break/>vehantur, illicque tum inter fe tum cum- iis quae reti-<text:line-break/>nentur nodo devinciantur.. Tertiae medium fuper frontem,<text:line-break/>capita vero in erilem circum caput, nodus autem asi ca-<text:line-break/>pitis partem deligationem perficiat.</text:p>
      <text:h text:style-name="P6" text:outline-level="2">Cap. LIV. </text:h>
      <text:p text:style-name="P23">Primae eodem modo fasciae admotae,<text:line-break/>secundae quoque rursus similiter ad occipitium deductae<text:line-break/>secunda capita decussantur et per ipsa srontaIes consiciaa-<text:line-break/>tur, primae fasciae capitibus aut sub ipsis retensis aut<text:line-break/>etiam his ad occiput decussatis; postea sub mentum add<text:span text:style-name="Default_20_Paragraph_20_Font"><text:span text:style-name="T1">o-<text:line-break/></text:span></text:span>cim<text:span text:style-name="Default_20_Paragraph_20_Font"><text:span text:style-name="T1">u</text:span></text:span>s illicque connectim<text:span text:style-name="Default_20_Paragraph_20_Font"><text:span text:style-name="T1">u</text:span></text:span>s.</text:p>
      <text:h text:style-name="Heading_20_2" text:outline-level="2">Cap. I.V. </text:h>
      <text:p text:style-name="P23">Commoderatam fasciae partem tantum s<text:line-break/>facie pendere sinimus, quanta ut ad occiput perveniat<text:line-break/>desiderabitur. Tum recta spiram per nasum, glabeIlsm,<text:line-break/>sinciput, verticem ad occiput ducimus, ab occipite de-<text:line-break/>flectentes ad auris fibram oppositam. Retenta ad <text:span text:style-name="Default_20_Paragraph_20_Font"><text:span text:style-name="T1">o</text:span></text:span>cciput<text:line-break/>spira demissam a facie caput reflectentes recta super pli-<text:line-break/>mam verticis et occipitis fasciam ducim<text:span text:style-name="Default_20_Paragraph_20_Font"><text:span text:style-name="T1">u</text:span></text:span>s, deprehenfam<text:span text:style-name="Default_20_Paragraph_20_Font"><text:span text:style-name="T1">q</text:span></text:span>oe<text:line-break/>spiram in orbem ad frontem vehi mus; postea ad occipi-<text:line-break/>tium et a capitis latere <text:span text:style-name="Default_20_Paragraph_20_Font"><text:span text:style-name="T1">s</text:span></text:span>piram retinemus.</text:p>
      <text:h text:style-name="Heading_20_2" text:outline-level="2">Cap. LVI.</text:h>
      <text:p text:style-name="P23"><text:s/>Capita in occipitio exordiantur, <text:span text:style-name="Default_20_Paragraph_20_Font"><text:span text:style-name="T1">i</text:span></text:span>psis<text:line-break/>oblique ad verticem, sinciput, parvum oculi angulum ad</text:p>
      <text:p text:style-name="P2">genam; deinde sub nasi orbiculum et ad oppositam genam<text:line-break/>juxta externum canthum ad sinciput, ad verticem primo<text:line-break/>circuitur opposita ad occiput d<text:span text:style-name="Default_20_Paragraph_20_Font"><text:span text:style-name="T1">u</text:span></text:span>catur. Ab occipite ad<text:line-break/>auris oppositae fibram et ad occiput, ab occipite denique<text:line-break/>ad frontem fiat deligatio.</text:p>
      <text:h text:style-name="Heading_20_2" text:outline-level="2">Cap. LVI1. </text:h>
      <text:p text:style-name="P23">Caput fasciae <text:span text:style-name="Default_20_Paragraph_20_Font"><text:span text:style-name="T1">s</text:span></text:span>uper occiput iniiciatur,<text:line-break/>spira oblique per verticem ad temporum alterum et ex-<text:line-break/>ternum canthum suo nasi orbiculum et sub auris fibram<text:line-break/>feratur; deinde ad occiput, ab occipite reflexo capite op-<text:line-break/>positam primae obliquam ad temporum alterum fub nasi<text:line-break/>orbiculum et fub auris oppositae libram ad occiput duci-<text:line-break/>mus; ab occipite ad auris libram, ad nasi orbiculum et<text:line-break/>sub auris fibram, postea ad occiput, ab occipite frontosam<text:line-break/>addicimus.</text:p>
      <text:h text:style-name="Heading_20_2" text:outline-level="2">Cap. LV1H. </text:h>
      <text:p text:style-name="P23">Caput fasciae ab occipitio orditur, spi-<text:line-break/>ram oblique ad verticem , sinciput et glabellum ducimus ;<text:line-break/>deinde a nasi lateribus juxta magnum canthum recta linea<text:line-break/>ad accubantem nasi pinnulam ad <text:span text:style-name="Default_20_Paragraph_20_Font"><text:span text:style-name="T1">l</text:span></text:span>auris angulum; deinde<text:line-break/>sub mentum et sub a<text:span text:style-name="Default_20_Paragraph_20_Font"><text:span text:style-name="T1">u</text:span></text:span>ris fibram ad occiput ab occipite</text:p>
      <text:p text:style-name="P2">obliqua per verticem et ad sinciput. opposita primae ad<text:line-break/>glabellum, quo super ipfam chiafmus fiat et a nasi late-.<text:line-break/><text:span text:style-name="Default_20_Paragraph_20_Font"><text:span text:style-name="T1">v</text:span></text:span>ibus primae opposita ad auris angulum ; postea sub meu-<text:line-break/>tum et auris oppositae fibram , mox ad occiput. Ab o c-<text:line-break/>ripite frontalis fiat et fub nest eminentiam ; postea <text:span text:style-name="Default_20_Paragraph_20_Font"><text:span text:style-name="T1">t</text:span></text:span>ub<text:line-break/>auris oppositae fibram etiam ad occiput. Huic deligationi<text:line-break/>nonnulli mentinam adliciunt; ad haec deligati^ convenit<text:line-break/>quibus glabellum et nasi eminentiam convinci<text:span text:style-name="Default_20_Paragraph_20_Font"><text:span text:style-name="T1">t</text:span></text:span>e volumus.</text:p>
      <text:h text:style-name="Heading_20_2" text:outline-level="2">Cap. LIX. </text:h>
      <text:p text:style-name="P21">Occipiti fasciae caput assideat, circum-<text:line-break/>volutio^ oblique per verticem, sinciput ad glabellum, per<text:line-break/>magnum canthum. ad genam fub auris fibram versus coci-<text:line-break/>put primo circuitur opposita, quo circa glabellum decussis.<text:line-break/>struatur et obliqua per sinciput et verticem ad occipitium<text:line-break/>volvatur; ab occipitio ad auris fibram sub naris emineo-<text:line-break/>tiam et ad oppositam auris fibram, postea ad occiput. Ab<text:line-break/>occipite ad frontem frontalis struatur. Huic autem non-<text:line-break/>nulli ornatus gratia etiam coronariam deligationem adji-</text:p>
      <text:p text:style-name="P2">ciunt. Ipsa quoquo a duobus capitibus devinciri potest,<text:line-break/>si usus postulet. Quadrat quibus et praecedens.</text:p>
      <text:h text:style-name="Heading_20_2" text:outline-level="2">Cap. LX. </text:h>
      <text:p text:style-name="P21">Caput fasciae. super occiput iniiciatur,<text:line-break/>spira recta per verticem ad glabellum fupra magnum can-<text:line-break/>thum a nest lateribus ad ipsum nest orbiculum evolvatur<text:line-break/>et prope alterum magnum canthum ad glabellum, ut chiaf-<text:line-break/>mus fuper glabella adstruatur, fascia primae obvolutioni<text:line-break/>incumbens ad verticem et occiput feratur ; . ah occipite<text:line-break/>deflectentes spiram ad auris fibram, ad nasi orbiculum et<text:line-break/>oppositam auris fibram ad occiput. Ab occipite ad fron-<text:line-break/>tem fiat frontalis. Licet vero etiam coronari<text:span text:style-name="Default_20_Paragraph_20_Font"><text:span text:style-name="T1">u</text:span></text:span>m adlicere.<text:line-break/>Hac deligatione nonnulli concinnitatis gratia vocatum fe-<text:line-break/>mirhomhum addiderunt, cujus structuram tradidimus.</text:p>
      <text:h text:style-name="Heading_20_2" text:outline-level="2">Cap. LXI. </text:h>
      <text:p text:style-name="P21">Caput sasclae ab occipite ordiatur, fpira<text:line-break/>recta ad verticem, sinciput, glabellum, magnum canthum<text:line-break/>a nasi lateribus fub orbiculum evolvatur; deinde fusi au-<text:line-break/>rusoppositae fibram et fuper nasi orbiculum , .postea sic</text:p>
      <text:p text:style-name="P2">fub auris fibram ad occiput feratur, ab occipite ad fron-<text:line-break/>tem frontalis struatur.</text:p>
      <text:h text:style-name="Heading_20_2" text:outline-level="2">Cap. LX1I. </text:h>
      <text:p text:style-name="P21">Congruit quibus praecedens deligatis<text:line-break/>Sic a<text:span text:style-name="Default_20_Paragraph_20_Font"><text:span text:style-name="T1">u</text:span></text:span>tem construitur. Membranulae Phoeniciae obIon-<text:line-break/>gioris cap<text:span text:style-name="Default_20_Paragraph_20_Font"><text:span text:style-name="T1">u</text:span></text:span>t unum glutine aut gummi illitum naso agglu-<text:line-break/>tinamus, qua parte c<text:span text:style-name="Default_20_Paragraph_20_Font"><text:span text:style-name="T1">u</text:span></text:span>i obvertitur. Alterum vero caput<text:line-break/><text:span text:style-name="Default_20_Paragraph_20_Font"><text:span text:style-name="T1">su</text:span></text:span>b auris fibram ad occiput adducimus. Ab occipite ad<text:line-break/>frontem, quod etiam super frontem similiter agglutinamus.</text:p>
      <text:h text:style-name="Heading_20_2" text:outline-level="2">Cap. LXH1. </text:h>
      <text:p text:style-name="P21">Medium super aurem injiciatur, capi-<text:line-break/>tum vero sub aure decussatorum alterum quidem per fron-<text:line-break/>tem, alterum vero per verticem ad occiput evolvatur; ab<text:line-break/>occipite quod a fronte ducitur super decussim, quod vero<text:line-break/>per verticem ad frontem d<text:span text:style-name="Default_20_Paragraph_20_Font"><text:span text:style-name="T1">u</text:span></text:span>catur et prope partem nexu<text:line-break/>vinciatur. Subiacentium vero capitum decussatorum alte-<text:line-break/>rum quidem sub mentum, alterum vero retrorsum ad<text:line-break/>csput ibique connectantur.</text:p>
      <text:h text:style-name="Heading_20_2" text:outline-level="2">Cap. LX1V. </text:h>
      <text:p text:style-name="P21">Caput fasciae prope occiput pone asis-<text:line-break/>tam aurem impositum ordiatur, <text:span text:style-name="Default_20_Paragraph_20_Font"><text:span text:style-name="T1">s</text:span></text:span>pira vero super ipsum</text:p>
      <text:p text:style-name="P2">evolvatur, ut si ex parte operta sit auris etiam spira ad<text:line-break/>verticem prope frontem et per anteriora prope aurem<text:line-break/>oppositam deducatur; deinde sub mentum et super aurem<text:line-break/>ad sinciput et posteriorem auris oppositae partem et sub<text:line-break/>mentum subque auris fibram ad occiput et ab occipite ad<text:line-break/>frontem et ad occiput.</text:p>
      <text:h text:style-name="Heading_20_2" text:outline-level="2">Cap. LXV. </text:h>
      <text:p text:style-name="P21">Caput fasciae in occiput iniiciatur, cir-<text:line-break/>cumvolutio sub auris non affectae fibram ad sinciput et<text:line-break/>anteriores auris affectae partes et sub mentum volvitur;<text:line-break/>a mento fub auris fibram et ad occiput, ab occipite ob-<text:line-break/>lique super aurem , postea fiat frontalis.</text:p>
      <text:h text:style-name="Heading_20_2" text:outline-level="2">Cap. LXVL</text:h>
      <text:p text:style-name="P21"><text:s/>Medium fasciae capitibus interjectum<text:line-break/>super locum vinciendum injiciatur. Ex capitibus aliis a<text:line-break/>cervice deorsum demissis, aliis vero sursum , ut ad caput<text:line-break/>pendulis anteriora ad sinciput nodo ligantur. Media in<text:line-break/>vertice tum inter fe, tum etiam cum anterioribus sincipiti<text:line-break/>superpositis connectuntur; posteriora denique ad occiput</text:p>
      <text:p text:style-name="P2">adducta decussantur ac in orbem circa caput et frontem<text:line-break/>posita a capitis latere nodo devinciantur.</text:p>
      <text:h text:style-name="Heading_20_2" text:outline-level="2">Cap. LXV1I. </text:h>
      <text:p text:style-name="P21">Medium unius salinae super sinciput<text:line-break/>injiciatur, capita vero per genas sub mentum , a mento<text:line-break/>per genas primis paralella ad sinciput ilIicque nectantur.<text:line-break/>Si vero oculos devincire quoque voluerimus, non per<text:line-break/>prima, fed super oculos ducantur; deinde ad sinciput<text:line-break/>etiam decussata ad occiput adducantur. Alterius fasciae<text:line-break/>medium super occiput ordiatur, capita vero per externos<text:line-break/>oculorum angulos ad mentum, ilIicque nodo ligentur.<text:line-break/>Tertiae medium super nasi eminentiam , capita vero sub<text:line-break/>auris fibram ad occipitium et decussata in orbem ad sron-<text:line-break/>tem volvantur, nodoque a capitis latere vinciantur.</text:p>
      <text:h text:style-name="Heading_20_2" text:outline-level="2">Cap. LXVHI.</text:h>
      <text:p text:style-name="P21">Caput super occipitium injiciatur et<text:line-break/>spira ad frontem recta et glabellam ducatur; deinde ad<text:line-break/>occiput, ab occipite frontalis ex binis capitibus struatur.</text:p>
      <text:h text:style-name="Heading_20_2" text:outline-level="2">Cap. LxlX.</text:h>
      <text:p text:style-name="P21"><text:s/>Medium fasciae integrum inferiori Ia-<text:line-break/>bis apponimus; superiora vero capita ad mentum ducimus.</text:p>
      <text:p text:style-name="P2">A mento ad occiput, ab occipite decussata super glabel-<text:line-break/>Iam et sinciput; quumque ipsa contineri jusseris, reliqua<text:line-break/>illic duo capita sub auris fibras ad mentum et decollata<text:line-break/>ad frontem ducimus, quae et cum iis quae continebantur<text:line-break/>tuto adstruimus.</text:p>
      <text:h text:style-name="Heading_20_2" text:outline-level="2">Cap. LXX. </text:h>
      <text:p text:style-name="P21">Medium fasciae supra ipsum labrum<text:line-break/>injiciatur, inferiora capita super externos oculorum ali-<text:line-break/><text:span text:style-name="Default_20_Paragraph_20_Font"><text:span text:style-name="T1">g</text:span></text:span>ulos ad sinciput, decussata ad occiput adducantur. Alia<text:line-break/>vero capita sub aurium fibras ad occiput et decussata ad<text:line-break/>frontem et inter se vincta retineantur.</text:p>
      <text:h text:style-name="Heading_20_2" text:outline-level="2">Cap. LXXI. </text:h>
      <text:p text:style-name="P21">Caput supra occiput, spira sub amis<text:line-break/>fibram ad insertus labrum et sub auris fibram ad occiput.</text:p>
      <text:h text:style-name="Heading_20_2" text:outline-level="2">Cap. I.XXII. </text:h>
      <text:p text:style-name="P21">Medium <text:span text:style-name="Default_20_Paragraph_20_Font"><text:span text:style-name="T1">s</text:span></text:span>uper labrum, capita vero<text:line-break/>frrb aurium fibras et ad occiput et ad frontem ducantur.</text:p>
      <text:h text:style-name="Heading_20_2" text:outline-level="2">Cap. LXXI1I. </text:h>
      <text:p text:style-name="P21">Caput ad occiput, spira per auris<text:line-break/>frliram ad labium et oppositam auris fibram ac occiput;<text:line-break/><text:span text:style-name="Default_20_Paragraph_20_Font"><text:span text:style-name="T5">ab </text:span></text:span>occipite per verticem et obliquam ad sinciput et tem-^<text:line-break/>porum alterum; postea maxillaris sub mentum et opposita</text:p>
      <text:p text:style-name="P1">maxillaris ad sinciput, ut super ip<text:span text:style-name="Default_20_Paragraph_20_Font"><text:span text:style-name="T1">su</text:span></text:span>m decussis struatur;<text:line-break/>mox ad occiput, ac postremo ad frontem.</text:p>
      <text:h text:style-name="Heading_20_2" text:outline-level="2">Cap. LXX1V. </text:h>
      <text:p text:style-name="P21">Caput fasciae super occiput, spira<text:line-break/>oblique ad sinciput super externum oculi angulum, ad<text:line-break/>superius labrum; deinde ad opposita tempora et externum<text:line-break/>canthum ad sinciput opposita praecedenti chiasmum esii-<text:line-break/>ciens ad verticem , deinde ad occiput et circa frontem.</text:p>
      <text:h text:style-name="Heading_20_2" text:outline-level="2">Cap. LXXV. </text:h>
      <text:p text:style-name="P21">Medium fasciae super superius labrum,<text:line-break/>capita per tempora et adjacentes oculorum angulos ad<text:line-break/>sinciput et supra ipsum chiasmo constructo ad occiput se-<text:line-break/>rantur; ab occipite etiam frontalis ducatur et ad occi-<text:line-break/>put redeat.</text:p>
      <text:h text:style-name="Heading_20_2" text:outline-level="2">Cap. LXXVI. </text:h>
      <text:p text:style-name="P21">Media fascia super occiput injiciatur;<text:line-break/>subjecta vero capita ad genas per externos oculorum an-<text:line-break/>gulos ad sinciput ferantur illicque nexu vinciantur. ste-<text:line-break/>liqua vero sub aurium fibras ad occiput ducuntur, ab<text:line-break/>occipite decussata <text:span text:style-name="Default_20_Paragraph_20_Font"><text:span text:style-name="T1">s</text:span></text:span>unt. Quod si breviora fuerint, ad<text:line-break/>occiput primis illigantur; sic vero longiora fuerint, etiam<text:line-break/>ad frontem ducta frontalem adjiciunt. Appensis capiti et</text:p>
      <text:p text:style-name="P1">faciei idoneis tum simpluibus t<text:span text:style-name="Default_20_Paragraph_20_Font"><text:span text:style-name="T1">u</text:span></text:span>m multiplicibus deligatio-<text:line-break/>nibus ad ceteras sequentes digrediamur.</text:p>
      <text:h text:style-name="Heading_20_2" text:outline-level="2">Cap. LXXVH. </text:h>
      <text:p text:style-name="P21">Haec deligatio dicta quidem est ab<text:line-break/>ea quae ad spicas accedit, .similitudine ex suis circuiti—<text:line-break/>bus prode<text:span text:style-name="Default_20_Paragraph_20_Font"><text:span text:style-name="T1">u</text:span></text:span>nte; infert tum cIaviculae fractae, tum bra-<text:line-break/>chio luxato. sec autem modo perficitur. Molli lana<text:line-break/>convoluta ipsan axiliae partis devinciendae imponimus ad<text:line-break/>cavitatem e<text:span text:style-name="T9">o</text:span>s implendam. Deinde obvolutae fasciae tum<text:line-break/>latitudine tum longitudine corpori devinciendo analogae<text:line-break/>caput c<text:span text:style-name="Default_20_Paragraph_20_Font"><text:span text:style-name="T1">e</text:span></text:span>lucantes <text:span text:style-name="Default_20_Paragraph_20_Font"><text:span text:style-name="T1">s</text:span></text:span>uper illaesam axiliam oblique per dor-<text:line-break/>sum suram ducimus ; postea vero per humeri cap<text:span text:style-name="Default_20_Paragraph_20_Font"><text:span text:style-name="T1">u</text:span></text:span>t sub<text:line-break/>assec^ brachii axillam; mox ad humeri caput, ita ut s<text:span text:style-name="Default_20_Paragraph_20_Font"><text:span text:style-name="T1">u-<text:line-break/></text:span></text:span>pe<text:span text:style-name="Default_20_Paragraph_20_Font"><text:span text:style-name="T1">r</text:span></text:span> ipsum dec<text:span text:style-name="Default_20_Paragraph_20_Font"><text:span text:style-name="T1">u</text:span></text:span>ssis struatur; mox obliqua per pectus fnb<text:line-break/>sulli iliaesam procedit. Ab ala per dorsum obliqua ad<text:line-break/>^aviculam fertur, ita ut partes q<text:span text:style-name="Default_20_Paragraph_20_Font"><text:span text:style-name="T1">u</text:span></text:span>aedam circuitus parti-<text:line-break/>bus obvoluti superponantur, a clavicula sub axillam et<text:line-break/>ad claviculam , quo chiasmns secundus figuretur. Denique<text:line-break/>ad illaesam axillam circuitus etiam eadem ratione procedunt.</text:p>
      <text:h text:style-name="P6" text:outline-level="2">Cap. LXX111I.</text:h>
      <text:p text:style-name="P21"><text:s/>In adstructa spira alterius fasciae<text:line-break/>medium quidem sub cubitum anguinum delineatam du-<text:line-break/>eatur; capita vero recta ad humeri ca,ut illicque decussit<text:line-break/>oblique ad illaesam axillam, deinde ita orbem ducta per<text:line-break/>latera et brachium affectum, quoad totus. texerint feran-<text:line-break/>tur, fasciae denique extrema ad integram tam.</text:p>
      <text:h text:style-name="Heading_20_2" text:outline-level="2">Cap. LXXlX. </text:h>
      <text:p text:style-name="P21">Medium fasciae sub <text:span text:style-name="Default_20_Paragraph_20_Font"><text:span text:style-name="T1">er</text:span></text:span>ecti brachii<text:line-break/>alam, capita ad humeri caput decussata adducatur; hinc<text:line-break/>oblique aliud quidem per dorsum , aliud vero pe sternam<text:line-break/>sub illaesam axillam. Simili quoque modo vcvuntur<text:line-break/>circuitus.</text:p>
      <text:h text:style-name="Heading_20_2" text:outline-level="2">Cap. LXXX. </text:h>
      <text:p text:style-name="P21">Convenit quibus et spica. sta ero<text:line-break/>construitur. A spica deligata una fascia in orbetn d <text:span text:style-name="Default_20_Paragraph_20_Font"><text:span text:style-name="T1">o</text:span></text:span> ca<text:line-break/>brachio obvolvenda est ; data vero spira ad alam illusam<text:line-break/>oblique adducenda est illicque tuto finienda.</text:p>
      <text:h text:style-name="Heading_20_2" text:outline-level="2">Cap. LXXXI. </text:h>
      <text:p text:style-name="P21">Quadrat quibus et crus. autem<text:line-break/>construitur. Spica prius deligata unum ab humcu capta<text:line-break/>circuitum recta ad cubitum angulatum figuratum ductmu^</text:p>
      <text:p text:style-name="P2">ac postea recta ru<text:span text:style-name="Default_20_Paragraph_20_Font"><text:span text:style-name="T1">s</text:span></text:span>sum ad humeri caput, ab humeri capite<text:line-break/>oblique ad alam illaesam , mox in orbem per brachium<text:line-break/>et axillam volvimus illicque modo adstruimus.</text:p>
      <text:h text:style-name="Heading_20_2" text:outline-level="2">Cap. LXXXII. </text:h>
      <text:p text:style-name="P22">Medium fasciae super axiliam affe-<text:line-break/>ctam injiciatur, capita vero recta ad cubitum flexui vici-<text:line-break/>num directa; rursum primis paralella super humeri caput,<text:line-break/>ab humeri capite <text:span text:style-name="Default_20_Paragraph_20_Font"><text:span text:style-name="T1">s</text:span></text:span>ub illaesam axillam, deinde in orbem<text:line-break/>ducantur.</text:p>
      <text:h text:style-name="Heading_20_2" text:outline-level="2">Cap. LXXXHI. </text:h>
      <text:p text:style-name="P21">Medium super integram axillam in-<text:line-break/>jiciatur, capita vero in orbem ad latera et brachium fe-<text:line-break/>rantur; ac rursum in orbem recurrentes ad alam illaesam;<text:line-break/>ab ala obliqua ad affectum humeri caput, ab humeri ca-<text:line-break/>pite arrecti a brachio ad cubiti flexum, rursusque a cu-<text:line-break/>biti flexu ad humeri caput , ab humeri capite ad alam<text:line-break/>Illaesam , postremo in orbem circa brachium.</text:p>
      <text:h text:style-name="Heading_20_2" text:outline-level="2">Cap. LXXXIV.</text:h>
      <text:p text:style-name="P21"><text:s/>Congruit utriusque humeri laesio-<text:line-break/>nem serentibus. Ita vero conficitur. Quum simplex spica<text:line-break/>constructa fuerit, tum postea fascia in axillam brachii</text:p>
      <text:p text:style-name="P2">deligati demittenda, quam deinceps obliquam in alterum<text:line-break/>brachium et humeri caput ducim<text:span text:style-name="Default_20_Paragraph_20_Font"><text:span text:style-name="T1">u</text:span></text:span>s, ita ut supra ipsam<text:line-break/>chiasmus fiat , deinde ad oppositam alam atque ipsis cir-<text:line-break/>curtus admoventur.</text:p>
      <text:h text:style-name="Heading_20_2" text:outline-level="2">Cap. LXXXV. </text:h>
      <text:p text:style-name="P21">Ita quidem simpliciter nominata est,<text:line-break/>quod Romanorum thoracibus sit similis, quos cataphractos<text:line-break/>vocitant. Iis autem congruit, in q<text:span text:style-name="Default_20_Paragraph_20_Font"><text:span text:style-name="T1">u</text:span></text:span>ibus clavicularum<text:line-break/>regiones et scapuIas aut sternum aut metaphrenum aut<text:line-break/>costas deligare volumus. Ad haec delegatio partim est<text:line-break/>duplici spicae similis. Sic autem construitur. Caput fub<text:line-break/>alam , circ<text:span text:style-name="Default_20_Paragraph_20_Font"><text:span text:style-name="T1">u</text:span></text:span>mvolutio oblique antrors<text:span text:style-name="Default_20_Paragraph_20_Font"><text:span text:style-name="T1">u</text:span></text:span>m per sternum prope<text:line-break/>clavicularum cum osse pectoris connexionem ducitur et<text:line-break/>per cervicem ad brachii oppositi scapulam , moxque fisa<text:line-break/>adjacentem alam. Ab ala ad cervicem super prius inje-<text:line-break/>ctam fasciam, ita ut chiasmus prope cervicem struatur<text:line-break/>obliqua super oppositam scapulam, deinde sub asam i ab<text:line-break/>ala per cerVtcem ad cossi vertebsam, quo super ipliln<text:line-break/>decussatio facta sit. Deinde sub alam prope clavicuIarsim</text:p>
      <text:p text:style-name="P2">.commissuram, ut et hic chiasmus figuretur, et per cervi-<text:line-break/>cem ad scapulam et ad alam, ut quadruplex chiasmus<text:line-break/>conspiciatur. Unus quidem ex anterioribus, alter vero<text:line-break/>ex posterioribus, duo denique prope claviculas. Circuitus<text:line-break/>autem iisdem modis in orbes circa pectus et costas ita<text:line-break/>feruntur, ut universa deligatio thoraci prodeat similis.</text:p>
      <text:h text:style-name="Heading_20_2" text:outline-level="2">Cap. I.XXXVl. </text:h>
      <text:p text:style-name="P21">Medium sub axillam injiciatur. Ca-<text:line-break/>pita super cIavicuIam adjacentem prope cervicem decussa-<text:line-break/>tur; deinde obliqua sub asam oppositam, ab asa ad oppo-<text:line-break/>sitam clavicuIam et s<text:span text:style-name="Default_20_Paragraph_20_Font"><text:span text:style-name="T1">u</text:span></text:span>per ipsam decussis prope cervicem<text:line-break/>struat<text:span text:style-name="Default_20_Paragraph_20_Font"><text:span text:style-name="T1">u</text:span></text:span>r et obliqua ad alam adjacentem, deinde circum.<text:line-break/>thoracem in orbem ducantur.</text:p>
      <text:h text:style-name="Heading_20_2" text:outline-level="2">Cap. LXXXV11. </text:h>
      <text:p text:style-name="P21">Haec ipsis congruit deligatio, qui-<text:line-break/>bus pectus aut metaphrenum aut latera aut thoracem de-<text:line-break/>vincire volumus. Duarum autem fasciolarum medio com-<text:line-break/>mensae longitudinis super humeris posito capita recta deor-<text:line-break/>tum demittimus; deinde convoluta fascia ambitu tum<text:line-break/>totum pectus, t<text:span text:style-name="Default_20_Paragraph_20_Font"><text:span text:style-name="T1">u</text:span></text:span>m latera deligamus, quo aperta fasciam</text:p>
      <text:p text:style-name="P1">extremam continentes demissa deorsum capita tum re<text:span text:style-name="Default_20_Paragraph_20_Font"><text:span text:style-name="T6">m<text:line-break/></text:span></text:span>t ror su m, tum antrorsum fasciae circuitus a I lu i tuus, atqtu<text:line-break/>si oblongiora sint, ad humeri caput conversa adstruimus.</text:p>
      <text:h text:style-name="Heading_20_2" text:outline-level="2">Cap. LXXXVIH. </text:h>
      <text:p text:style-name="P21">Praedictae fasciolae non rectae<text:line-break/>sed obliquae pendeant , ut i<text:span text:style-name="Default_20_Paragraph_20_Font"><text:span text:style-name="T1">d</text:span></text:span> pectore et metaphreno de-<text:line-break/>cussis appareat. Cetera vero rectae deligationi similia per-<text:line-break/>fici un t ur.</text:p>
      <text:h text:style-name="Heading_20_2" text:outline-level="2">Cap. LXXX1X. </text:h>
      <text:p text:style-name="P21">His quidem congruit, quibus el<text:line-break/>axillares. Sic autem construitur. Celebrata a duobus ca-<text:line-break/>pitibus cataphracta post multos circuitus fasciae distrib<text:span text:style-name="Default_20_Paragraph_20_Font"><text:span text:style-name="T1">u-<text:line-break/></text:span></text:span>tiones thoraci involvendae funt, ut ad umbilicum usque<text:line-break/>epigallrium operiant, sicque capita inter se nexu ligamus<text:line-break/>ut lupum laqueum construamus. Atque capitum residua<text:line-break/>ad iIe dextrum et sinistrum add<text:span text:style-name="Default_20_Paragraph_20_Font"><text:span text:style-name="T1">u</text:span></text:span>cta in orbem circuitibus<text:line-break/>includimus, extrema pendere sinentes, ac si quatuor difii-<text:line-break/>torum longitudinem sortiantur, quo ipsorum forma tan-<text:line-break/>quam thoracis fimbrias repraesentet.</text:p>
      <text:h text:style-name="P6" text:outline-level="2">Cap. XC.</text:h>
      <text:p text:style-name="P21"><text:s/>Caput <text:span text:style-name="Default_20_Paragraph_20_Font"><text:span text:style-name="T1">s</text:span></text:span>uper ile dextrum iniiciatur, spira<text:line-break/>vero obliq<text:span text:style-name="Default_20_Paragraph_20_Font"><text:span text:style-name="T1">u</text:span></text:span>e per latus et sternum ad humerum sive sub<text:line-break/>axillam, sive sub humerum, ut in eo decussatio sit. Mox<text:line-break/>obliqua per dorsum ad ilia super caput prius injectum,<text:line-break/>deinde circuit<text:span text:style-name="Default_20_Paragraph_20_Font"><text:span text:style-name="T1">u</text:span></text:span>s circa ventrem ad ile sinistrum, illincque<text:line-break/>obliqua <text:span text:style-name="Default_20_Paragraph_20_Font"><text:span text:style-name="T1">s</text:span></text:span>uper dorsum , ut in eo decussis struatur et ad<text:line-break/>humerum dextrum, deinde sub alam et ad humerum, ut<text:line-break/><text:span text:style-name="Default_20_Paragraph_20_Font"><text:span text:style-name="T1">s</text:span></text:span>uper eo decussis fiat et obliqua per sternum et costas ad<text:line-break/>ile dextrum, mox in orbem. Circuitus vero per ipsas<text:line-break/>partes ducantur, ut ea quae deligatione devincienda sunt<text:line-break/>contegantur omnia.</text:p>
      <text:h text:style-name="Heading_20_2" text:outline-level="2">Cap. XCI. </text:h>
      <text:p text:style-name="P21">Decussato thorace deligatione dicta ac<text:line-break/>structa deinceps angusta fasciola unum aut alterum circui-<text:line-break/>tum per sternum et dor<text:span text:style-name="Default_20_Paragraph_20_Font"><text:span text:style-name="T1">s</text:span></text:span>um obvolve et spirae extremum<text:line-break/>fibula retire.</text:p>
      <text:h text:style-name="Heading_20_2" text:outline-level="2">Cap. XCII. </text:h>
      <text:p text:style-name="P21">Congruit quidem quibus et cataphracta.<text:line-break/>Sic autem struitur, A dorso caput orditur, spira oblique<text:line-break/>per scapulam ad humeri caput sub axillam ; deinde ad</text:p>
      <text:p text:style-name="P2">humeri caput, ut decussis fuper ipsum struatur et obliqua<text:line-break/>per -mammam ad umbilicum. Ab umbilico reflectentes ad<text:line-break/>oppositam mammam ducimus, obliquam ad humeri caput, .<text:line-break/>ut decussis sirpra ipsum fiat; deinde ad dorsum, mox in<text:line-break/>orbem cicca latera, denique his circuitus accubent.</text:p>
      <text:h text:style-name="Heading_20_2" text:outline-level="2">Cap. XC11I. </text:h>
      <text:p text:style-name="P21">Congruit quidem quibus dorsum devio-<text:line-break/>etre volumus. Sic autem construitur. Caput ab ilibus<text:line-break/>ordiatur ut sinistris, circum volutio per do<text:span text:style-name="Default_20_Paragraph_20_Font"><text:span text:style-name="T1">ct</text:span></text:span>um ad dextrum<text:line-break/>humerum et ad alam ; deinde fissi alam et ad humerum,<text:line-break/>ab humero obliqua . per dorfum primae opposita ; postea<text:line-break/>in orbem circa ilia semel et bis et extremum ipfa con-<text:line-break/>lineat. Atque haec stella retrorsum spectabilis esse potest,<text:line-break/>si quis ipsius circuitus non retrorsum, fed antrorsum lo-<text:line-break/>caverit.</text:p>
      <text:h text:style-name="Heading_20_2" text:outline-level="2">Cap. XCIv </text:h>
      <text:p text:style-name="P21">lis quadrat .quibus et praecedens.<text:line-break/>Sumptam igitur fasciam longitudine et latitudine con-<text:line-break/>gruentem in medio scindimus ut caput permeet; extrema<text:line-break/>vero demittimus pendula, alterum quidem a dorsi,, alterum</text:p>
      <text:p text:style-name="P2">vero ab epigastrio, atque decussatum thoracem appellatum<text:line-break/><text:span text:style-name="Default_20_Paragraph_20_Font"><text:span text:style-name="T1">i</text:span></text:span>mplicamus. Scissa vero ipsius prius suppositae salinae ex-<text:line-break/>trema deorsum ad finem pendere sinimus.</text:p>
      <text:h text:style-name="Heading_20_2" text:outline-level="2">Cap. XCU </text:h>
      <text:p text:style-name="P20">Idonea quidem est deligatio; quibus<text:line-break/>alteram cervicis partem devincire volumus. Caput per<text:line-break/>lateris medium orditur, circumvolutis oblique a dorso ad<text:line-break/>cervicem ac sternam ; deinde ad latus super caput primo<text:line-break/>iniectum , postea per thoracem in orbem.</text:p>
      <text:h text:style-name="Heading_20_2" text:outline-level="2">Cap. XCVI. </text:h>
      <text:p text:style-name="P20">Caput sub alam iniiciatur; spira obii-<text:line-break/>que per storium ad cervicem , inde ad pectus et alam , ad<text:line-break/>oppositam alam et obliqua ad pectus et cervicem ut super<text:line-break/>ipsa decussis struatur et obliqua per dorsum ad alam in<text:line-break/>orbem feratur. Hisque modis eant circuitus.</text:p>
      <text:h text:style-name="Heading_20_2" text:outline-level="2">Cap. XCVll. </text:h>
      <text:p text:style-name="P20">Dentur duae fafciae duorum digitorum<text:line-break/>latitudine et longitudine commoderatae , quarum medicus-<text:line-break/>liis super humeros iniectis capita quidem ad umbilicum.</text:p>
      <text:p text:style-name="P2">quae supra dorsum decussata inter se fibula jungimus,<text:line-break/>Deinde quasilliformem gruem vocatam obvolvimus.</text:p>
      <text:h text:style-name="Heading_20_2" text:outline-level="2">C ap. XCVHI. </text:h>
      <text:p text:style-name="P20">Confert sane quibus et praecedens.<text:line-break/>Construitur autem tum ex duplici trachelistro, tum ex<text:line-break/>quasilliformi geranidc constitutis.</text:p>
      <text:h text:style-name="Heading_20_2" text:outline-level="2">Cap.XClX. </text:h>
      <text:p text:style-name="P20">Caput ad ilia. .Distributio oblique ad<text:line-break/>claviculam , ad scapulam ; deinde sub axillam et ad clari-<text:line-break/>culum, ut decussis fupra humeri caput struatur; .mox<text:line-break/>transversa ad collum et oppositam claviculam sub alam et<text:line-break/>ad claviculam, ut decussis etiam illic fiat et obliqua per<text:line-break/>mammam ad ilia opposita, ut decussis quoque fuper pectus<text:line-break/>figuretur; postea in orbem circa ilia feratur, mox circa<text:line-break/>dorsum obliqua et per humeri caput ad alam, ac rursus<text:line-break/>ad humeri caput; inde transversa ex anterioribus per da-<text:line-break/>vicularum commissuram etiam ad humeri caput, atque<text:line-break/>obliquo a dorso ad ilia, postremo in orbem ipsi implica-<text:line-break/>tur crus duplex vei decussatus trachelister vel etiam du-<text:line-break/>plex dicta deligatio.</text:p>
      <text:h text:style-name="P6" text:outline-level="2">Cap. C. </text:h>
      <text:p text:style-name="P20">Congruit quibus tum sub pectus, tum dor-<text:line-break/>sum devincire volumus. Haec autem deligatio ex cuspide<text:line-break/>et stella construitur, extremis, quae sine in cuspide inter<text:line-break/>fe per fibulam pungebantur, . ad ilia adductis illicque<text:line-break/>suspensis.</text:p>
      <text:h text:style-name="Heading_20_2" text:outline-level="2"><text:span text:style-name="Default_20_Paragraph_20_Font">Cap. CI.</text:span></text:h>
      <text:p text:style-name="P20"><text:span text:style-name="Default_20_Paragraph_20_Font"><text:span text:style-name="T5"><text:s/></text:span></text:span>Praesumptis ad humerorum capita fasciolis<text:line-break/>quas in cuspide explicavimus, adjice duas species trache-<text:line-break/>listerem qui duplex est, deinde gruen quesilliformem.</text:p>
      <text:h text:style-name="Heading_20_2" text:outline-level="2">Cap. dI. </text:h>
      <text:p text:style-name="P20">Quum theatralis deligatio constructa est<text:line-break/>rectis arae parvae angulis similis evadat. Primum deligato<text:line-break/>trachelistere quasillisormi grui consimili pectoralem Sostrati<text:line-break/>deligationem rectam cum suspendentibus fasciolis adlicimus.</text:p>
      <text:h text:style-name="Heading_20_2" text:outline-level="2">Ca p. CUI.</text:h>
      <text:p text:style-name="P20"><text:s/>Ip<text:span text:style-name="T8">s</text:span>a etiam theatralis iisdem congruit<text:line-break/>deligatio; recta iterum Sostrati deligatione facta pectora-<text:line-break/>lem deligationem, quam quidem quadrigam vocitant, con-<text:line-break/>struimus.</text:p>
      <text:h text:style-name="P6" text:outline-level="2">Cap. C1V. </text:h>
      <text:p text:style-name="P20">Duabus fasciolis dorso superpositis, quem-<text:line-break/>admodum recta Sostrati deligatione simplicem rhombum<text:line-break/>obvolviurus.</text:p>
      <text:h text:style-name="Heading_20_2" text:outline-level="2">Cap. CU </text:h>
      <text:p text:style-name="P20">Caput fasciae a latere ordiatur, spira ob-<text:line-break/>lique per sternuat ad humeri caput siub alam volvatur;<text:line-break/>deinde transversis ad humeri caput, mox tra<text:span text:style-name="Default_20_Paragraph_20_Font"><text:span text:style-name="T1">n</text:span></text:span>sversa per<text:line-break/>collum in oppositum humeri caput et sub axillam a parte<text:line-break/>anteriori in posteriorem et ad ipsum humeri caput et ob-<text:line-break/>Iiqua ad sternunt, postea in orbem ad ilia. Eadem de-<text:line-break/>ligatio retrorsum spectabilis redditur nobis immutantibus,<text:line-break/>anteriores quidem circuitus posteriores, posteriores vero<text:line-break/>anteriores facientibus.</text:p>
      <text:h text:style-name="Heading_20_2" text:outline-level="2">Cap. CVI. </text:h>
      <text:p text:style-name="P20">Congruit quibus costae deligandae sunt.<text:line-break/>Sic autem construitur. Medium fasciae in collum injici-<text:line-break/>tur; capita vero obliqua per sternuat sibi ipsis implicita<text:line-break/>sub alas ad dorsum illicque rursum implicita adducantur.<text:line-break/>Sicque quoad totum thoracem deligaveriut, modo retror-<text:line-break/>sum, modo autiorfum injiciantur. Fasciae vero extrema</text:p>
      <text:p text:style-name="P2">inter fe nexu ligentur. Hacce deligatione aurigae utuu-<text:line-break/>tur costarum continendarum gratia. Expositis quae tho-<text:line-break/>raci obvolvuntur deligationibus ceteras deinceps renitemus.</text:p>
      <text:h text:style-name="Heading_20_2" text:outline-level="2">Cap. CVII. </text:h>
      <text:p text:style-name="P20">Idonea quidem est inguini deviuciendo.<text:line-break/>Ita vero construitur. Caput fasciae ab ilibus ordiatur;<text:line-break/>opposita vero distributio obliqua per clunem inguinis asse-<text:line-break/>oti vicinum, deinde ad perinaeum inferne furium et ob-<text:line-break/>siqua ad inguen ; postea in orbem per ischium et per ilia<text:line-break/>super caput iniectum, circuitus denique in<text:span text:style-name="Default_20_Paragraph_20_Font"><text:span text:style-name="T1">t</text:span></text:span>erne fur<text:span text:style-name="Default_20_Paragraph_20_Font"><text:span text:style-name="T1">t</text:span></text:span>um<text:line-break/>obvolvuntur.</text:p>
      <text:h text:style-name="Heading_20_2" text:outline-level="2">Cap. CVHI. </text:h>
      <text:p text:style-name="P20">Caput fuper epigastrium iniiciatur,<text:line-break/>obvolutio oblique per coxam sirper perinaeum ad inguen<text:line-break/>infernum ducatur juxta caput primo iniectum ad ischium<text:line-break/>et inguen per perinaeum et femoris acetabulum inferne<text:line-break/>furium et ad imum ventrem Circuitus vero his disici-<text:line-break/>nituntur, ut utrumque inguen obtegatur.</text:p>
      <text:h text:style-name="Heading_20_2" text:outline-level="2">Cap. CIX. </text:h>
      <text:p text:style-name="P20">Medium fasciae ab inguine ducit exor-<text:line-break/>dium , capita vero ad femoris acetabulum feruntur illicque<text:line-break/>decussata alterum quidem ad inguen, alterum vero extra;</text:p>
      <text:p text:style-name="P2">deinde in unum adducantur, eadem ratione procedant<text:line-break/>circuitus.</text:p>
      <text:h text:style-name="Heading_20_2" text:outline-level="2">Cap. CX.</text:h>
      <text:p text:style-name="P20"><text:s/>Brevioris capitis fere duae tresve partes<text:line-break/>super inguen demittuntur ; spira vero per illa ad ifchium<text:line-break/>et epigastrium ducitur; deinde oblique ad femoris aceta-<text:line-break/>bulum et inguen inferne furium et - ad ilia et ifchium et<text:line-break/>opposita ilia et epigastrium. Quamobrem demissum caput<text:line-break/>ad inguen reflectitur , ut super eo sinus fiat, qui altera<text:line-break/>circumvolutioue comprehendatur. Deinde etiamnum in-<text:line-break/>guiui immittitur , postea per ifchium et epigastrium, ac<text:line-break/>deinde primum superne dentium obvolutae fasciae in sinus<text:line-break/>contrahitur et circumvolutione comprehenditur et ita de-<text:line-break/>ligatur continuo quoad deligatio peracta fuerit, altera<text:line-break/>quidem implicata, altum vero super obvoluta; extremum<text:line-break/>denique fibula nectitur.</text:p>
      <text:h text:style-name="Heading_20_2" text:outline-level="2">Cap. CXI.</text:h>
      <text:p text:style-name="P20"><text:s/>Medium fasciolae super lumbos injiciatur,<text:line-break/>capita vero per inguen, quemadmodum in simplici altera<text:line-break/>deligatione remisimus. Capita vero super epigastrium et</text:p>
      <text:p text:style-name="P2">construitur duplex inguinaria deligatio demissis deorsum<text:line-break/>fafeiis , quas ut in duplici dictum est duplicamus. <text:span text:style-name="Default_20_Paragraph_20_Font"><text:span text:style-name="T1">A</text:span></text:span> o.</text:p>
      <text:h text:style-name="Heading_20_2" text:outline-level="2">Cap. CXII.<text:span text:style-name="Default_20_Paragraph_20_Font"><text:span text:style-name="T1">c</text:span></text:span>. </text:h>
      <text:p text:style-name="P20">Medium salinae .sumbis iniiciatur , ca-<text:line-break/>pita super epigastrium nexu ligentur; deinde fasciae ob-<text:line-break/>volutae caput sub xonam, spira sub caulem; deinde ad<text:line-break/>sonam fuperne deorsum, postea sub caulem et ad sonam;<text:line-break/>postremo sub testiculos et sub sonam deligationem absolvit.</text:p>
      <text:h text:style-name="Heading_20_2" text:outline-level="2">Cap. CXI1I. </text:h>
      <text:p text:style-name="P20">Circumvoluta sona fasciae caput ad<text:line-break/>caulem- injiciatur; in circuitus lu.nrbem. circa ipsum quoad<text:line-break/>obtexerit; deinde ad venam ferantur, mox fusi caulem et<text:line-break/>ad sonam ; postremo fusi testiculos et ad sonam.</text:p>
      <text:h text:style-name="Heading_20_2" text:outline-level="2">Cap. CXIV. </text:h>
      <text:p text:style-name="P20">Linteum consentaneum sumptum in<text:line-break/>quatuor crura scindimus , medium integrum sinentes cauli<text:line-break/>subiicimus; capita vero ad alteram partem ducentes prope<text:line-break/>caulem scindimus. Per hanc autem - parteni alias ad so-<text:line-break/>nam ductas trajicimus et trapetas nodo alligamus.</text:p>
      <text:h text:style-name="P7" text:outline-level="1"><text:bookmark-start text:name="bookmark2"/>ex nancta coiniutillrnnrts ur<text:line-break/>cascus t.tutit.t.us.<text:bookmark-end text:name="bookmark2"/></text:h>
      <text:p text:style-name="Normal">Scopi omnis fafciationis primi situs ac maximi, tum ut<text:line-break/>ip<text:span text:style-name="Default_20_Paragraph_20_Font"><text:span text:style-name="T1">t</text:span></text:span>a per <text:span text:style-name="Default_20_Paragraph_20_Font"><text:span text:style-name="T1">t</text:span></text:span>e partes devinciendas amplectatur, tum admini-<text:line-break/>strationis rerum affectae parti incumbentium gratia, tum<text:line-break/>ut partem affectam in propria figura immoratam contineat<text:line-break/>et inflammationis expertem tueatur. Quia vero haec essi-<text:line-break/>cere non potest fafciatio, nisi ipsa permaneat neque ad<text:line-break/>inferas aut superas corporis partes dimoveatur, propterea</text:p>
      <text:p text:style-name="P1">partibus illaesis fafcias circumjicere cogimur, quo huc qui-<text:line-break/>dem prout decet universa excurrat deligatio , ejus compre-<text:line-break/>hensio ad humiliores fiat partes; illuc vero ad altiores de-<text:line-break/>currat. In nonnullis autem partibus quae per oppositus<text:line-break/>fit comprehensio utilior, quemadmodum in humero ac in- -<text:line-break/>guine. Absolute vero dicendum est, in humero quidem<text:line-break/>non .ad alterum humerum, sed axillam; in inguine vero<text:line-break/>circa ilia fasciam volvendum esse. Neque enim humerus,<text:line-break/>neque clunis fasciarum spiras tuto servare queunt, <text:span text:style-name="Default_20_Paragraph_20_Font"><text:span text:style-name="T1">t</text:span></text:span>est<text:line-break/>axilla et ilia. Eodem. vero modo et tibiae volubilem fa-<text:line-break/>sciam contineutis ob surae devexitatem fasciae spira fupe-<text:line-break/>rior usum habet, in illis nimirum deligationibus quibus<text:line-break/>devexam fu<text:span text:style-name="Default_20_Paragraph_20_Font"><text:span text:style-name="T1">s</text:span></text:span>ae partem continere necesse esu Quandoqui-</text:p>
      <text:p text:style-name="P4">-dem malleorum regiones inter duas eminentias detectae<text:line-break/>pe<text:span text:style-name="Default_20_Paragraph_20_Font"><text:span text:style-name="T1">r</text:span></text:span> fe .stabilem deligatio nis remoram piae fe ferunt. Qui-<text:line-break/>bus autem non- est partibus neque apposita quaedam pars<text:line-break/>altera talis ut in tibia existit, neque ut in humero ac in-<text:line-break/>guine opposita, in his talem efficere deligationem oportet,</text:p>
      <text:p text:style-name="P2">ut in maxime aequabili loco, quemadmodum in capitus<text:line-break/>comprehensiones. Quod si non detur ita caput ut mem-<text:line-break/>bra ambitu comprehendere: prohibet enim cervix ipsi o<text:line-break/>cognata,., propterea in ipso . capite sive ad dextram sive ad<text:line-break/>sinistram partem fit is qui fafciationem affectus desiderat;<text:line-break/>fecundum rectitudinem deligationem decernimus ducta. qui-<text:line-break/>dem; per verticem fascia indeque ad summam imamque ma-<text:line-break/>xillamdeducta ; deinde rursum ad affectam partem sursum<text:line-break/>evecta.,- postea similiter bis terve iterata et. prout fatis.;<text:line-break/>esse existimaverimus: adusque sui extremum evoluta,. ipsud<text:line-break/>vero supra verticem omnino sit extremi tus. Haec enim<text:line-break/>regio firmissima est fasciationis remora. Quum autem su-<text:line-break/>perisset aliae capitis: regiones. inter fe contrariae , quarum b<text:line-break/>unaquidem et pesterior est et ad occiput fertur, altera vero q<text:line-break/>et anterior et ad frontem .porrigitur,. a duobus capitibus<text:line-break/>deligatio molienda esu. Est autem a duobus capitibus de-<text:line-break/>ligatio;, quum toto fasciae medio super affectam partem</text:p>
      <text:p text:style-name="P2">admoto utrumque ipsorum segmentorum ad oppositum lo-<text:line-break/>cum aequabiliter adducimus ; t quae ver<text:span text:style-name="Default_20_Paragraph_20_Font"><text:span text:style-name="T1">o</text:span></text:span> segmentorum ita<text:line-break/>deligentium extrema ad fr<text:span text:style-name="Default_20_Paragraph_20_Font"><text:span text:style-name="T1">o</text:span></text:span>ntem adducunt<text:span text:style-name="Default_20_Paragraph_20_Font"><text:span text:style-name="T1">u</text:span></text:span>r, stabiliora<text:line-break/>manent. Haec enim occipitis regio <text:span text:style-name="Default_20_Paragraph_20_Font"><text:span text:style-name="T1">s</text:span></text:span>olidior est remora.<text:line-break/>Affectis autem eodem modo partitus, ut quum quae cauli-<text:line-break/>formes fracturae productae sunt a duobus capitibus deli-<text:line-break/>gationem efficies, quemadmodum in fpleniis assistis con-<text:line-break/>volutis. Si vero ab unico saluiae capite laeas ejusmodi<text:line-break/>partes deligaveris ad bicipitis salutationis similitudinem<text:line-break/>fasciam volvendo ad statum locum adduces. ut illic desi-<text:line-break/>nat; minime vero obliqua fascia utendum st, quia maxi-<text:line-break/>mus deligationis usus est, ejus extremum prorsus indecli-<text:line-break/>natum perquam recta terminatum tueri aut ad frontem<text:line-break/>aut ad totius capitis medium qua parP sinciput appella-<text:line-break/>tur. Enimvero deligationis <text:span text:style-name="Default_20_Paragraph_20_Font"><text:span text:style-name="T1">q</text:span></text:span>uae ad nentum devolvitur<text:line-break/>extremum, decenter ad capitia medium citra proclinationem<text:line-break/>sur<text:span text:style-name="Default_20_Paragraph_20_Font"><text:span text:style-name="T1">s</text:span></text:span>um porrigendum ducatur Deligrtionis vero quae cir-</text:p>
      <text:p text:style-name="P2">ornato ad frontem circumjicitur extremum peraeque ac<text:line-break/>illud nullo modo pendulum siti Sic enim circumducta<text:line-break/>volvetur per posticas partes versus occiput vocatum, quod<text:line-break/>cervicem et posticam cranii curvitatem interjacet. Pro-<text:line-break/>pterea vero, inquit Hippocrates, ultimam fasciarum spiram<text:line-break/>minime obliquam esse convenit, quod jam ante ipfam ne-<text:line-break/>cessarlo multoties accidat obliquas fieri spiras, ut pars<text:line-break/>affecta interdum ab altera superiori parte contineatur.<text:line-break/>Verum sta<text:span text:style-name="Default_20_Paragraph_20_Font"><text:span text:style-name="T1">t</text:span></text:span>ue circumvolutiones ob affectum obliquas factas<text:line-break/>ultima remoratur nequaquam obliquata. Patet igitur illas<text:line-break/>1pfa securitate simul immutabiles permanere. Quare ut<text:line-break/>in capite, sic et supra aut infra genu quum ultima fit<text:line-break/>circumvoIutio , ipsa indeclinabilis accurate servanda esu<text:line-break/>In inguinis quidem et humeri deligationibus quibus per<text:line-break/>oppositas defensiones simul deligere cogimur, ultimae spi-<text:line-break/>rae circulares indeclinabiles fieri debent. Per ilia quidem<text:line-break/>utraque ubi inguen devincire proposuimus : postremum</text:p>
      <text:p text:style-name="P2">vero ubi humerum. His autem respondet tum quae .in<text:line-break/>carpo, tum quae ini astragalo propter articulationem fit<text:line-break/>delibatio. Verum rotulae a quibusdam patellae appellatae<text:line-break/>latum vinculum obtendi loportet, quo ipsam universam<text:line-break/>complectatur. Quod enim sta non. circumjacet; ut ad su-<text:line-break/>periorem aut inferiorem partem facile deducatur , ob ro-<text:line-break/>tulae devexitatem utroque oberrans, sed popliti contra-<text:line-break/>ctmn vinculum admovendum est; neque enim illud r eci-<text:line-break/>pere potest in latitudinem extensum nec conservare. Ego<text:line-break/>vero novi quosdam affectus deligationem minime ferentes.<text:line-break/>Hi vero sunt in quibus etlamsi paullulum pars affecta<text:line-break/>sule moverit dolor maximus, quemadmodum ex prolapsione<text:line-break/>concitatur. Non dudum quidam in spinam ita procidit,<text:line-break/>ut minimum si moveretur doloris magnitudinem. ferre<text:line-break/>posset. Quocirca ipsius indusium subducere coacti sumus,<text:line-break/>quod quidem non exuimus; sed primum omnes futuras<text:line-break/>per medium rupimus; postea vero multis totum corpus</text:p>
      <text:p text:style-name="P2">suffulcientibus ad hominem aequabiliter attollendi usi su-<text:line-break/>mus. Comparatum vero nobis erat in scamno patulo<text:line-break/>porrectum linteolum prostratam co<text:span text:style-name="Default_20_Paragraph_20_Font"><text:span text:style-name="T1">n</text:span></text:span>tinens lanae tabulam.<text:line-break/>Haec itaque imperavimus, quum aegrotus suffulcientium<text:line-break/>manu e strato erectus est, celeriter illi quidem fecundum<text:line-break/>latitudinem incumbere, spinae vero in altum sublati fub-<text:line-break/>sternere, ipsi vero aliam lanae tabulam oleo calido in-<text:line-break/>ebriatam habentes post indulti detractionem quam primum<text:line-break/>spinae circumiacentes decumbere fecimus, supposita simul<text:line-break/>cum panniculo tabula, sicque primum quidem ad anterio-<text:line-break/>res corporis partes tabulae madentis extrema utrimque<text:line-break/>unum adduximus, deinde supra ipsam siccae tabulae ex-<text:line-break/>trema ; post illa etiam linteoli extrema quae inter se su-<text:line-break/>turis non coniunximus. Atque eodem modo in ischii at-,<text:line-break/>que femoris partibus interdum fecimus. Alteri etiam in-<text:line-break/>terdum et in brachio et postica cervicis regione. At post<text:line-break/>deligationem fubjectis ejus partibus, in quibus deligatione<text:line-break/>opus erat nobis admovimus. Quum oppositae sint partes,</text:p>
      <text:p text:style-name="P2">ut in brachio et femore et tibia, lu his sive a sinistris<text:line-break/>partibus ad dextras. aut contra .acum trajicere necesse est.<text:line-break/>Utroque vero modo ejus ductum tentare . furium vergen-<text:line-break/>tem, ita lintei extremum fubvolutis spiris con<text:span text:style-name="Default_20_Paragraph_20_Font"><text:span text:style-name="T1">t</text:span></text:span>uere. lu<text:line-break/>quibus autem est ulcus; etiam oppositis partibus, ut iu<text:line-break/>humero et ifchio fasciae extremum ad superiorem ductum<text:line-break/>facere studendum esu Deinde istinc trajecta inferne fur-<text:line-break/>sum acu futuram ita efficere sublimi deligationis parte<text:line-break/>minime divulsa, fed revulsa ima parte. Enimvero utrum-<text:line-break/>que in linteorum sutura efficere licet. Verum sutura acti<text:line-break/>trajecta pars ejus inferior fur<text:span text:style-name="Default_20_Paragraph_20_Font"><text:span text:style-name="T1">t</text:span></text:span>um porrigenda est , neque<text:line-break/><text:span text:style-name="Default_20_Paragraph_20_Font"><text:span text:style-name="T1">t</text:span></text:span>uperne deor<text:span text:style-name="Default_20_Paragraph_20_Font"><text:span text:style-name="T1">ta</text:span></text:span>m sternenda, quum deligationis scopus sit<text:line-break/>partes inferiores. a superioribus trahi. Quemadmodum<text:line-break/>enim haec deligationis partium figura, sic etiam tum fa-<text:line-break/>telae tum suturae distributio servanda est , imo extensio<text:line-break/>furium continenda, primum quidem extremi deligationis<text:line-break/>quod tuto et per illud et per ipsam totam tum extendi-</text:p>
      <text:p text:style-name="P2">tur, tum continetur. Neque vero in illa parte cui nlcus<text:line-break/>insidet futurae principia facienda fiunt, neque super ulcus<text:line-break/>copula. Non enim fotum ab ipfa copula-, sed etiam a<text:line-break/>fascia quam premit copula, vehementius comprimetur, quum<text:line-break/>copula violentius constringenda sit fasciam coercitum. Sic<text:line-break/>autem et citra suturam fit copula extremis fasciae inter<text:line-break/>fe connexis aut externo quodam adstringente, haec in ul-<text:line-break/>cus decumbere non oportet. Tu<text:span text:style-name="Default_20_Paragraph_20_Font"><text:span text:style-name="T1">n</text:span></text:span>c igitur non ulceri ad-<text:line-break/>moveatui copula, sed ubi poteris ipsius distributionem in<text:line-break/>superiorem regionem efficere, servato<text:span text:style-name="Default_20_Paragraph_20_Font"><text:span text:style-name="T1">r</text:span></text:span> ut pronunciat Hip-<text:line-break/>pocrates, -cum calle, tum officio. Callem etenim vocat,<text:line-break/>quo pars aliqua corporis exercetur , officium vero, quo<text:line-break/>functionem habet. flectendi, extendendi aut obligandi. Est<text:line-break/>vero callis incedendi pedis vestigium decumbenti totum<text:line-break/>occipitium , ac maxime posteriores capitis partes eminentes,<text:line-break/>fedenti clunium partes. Si quis autem etiam sasciatus<text:line-break/>operaturus sit, exploranda est tum functio qua functurus</text:p>
      <text:p text:style-name="P2">est , tum res exterior circa quam ipsa ver<text:span text:style-name="Default_20_Paragraph_20_Font"><text:span text:style-name="T1">t</text:span></text:span>atur. Sic enim<text:line-break/>poterit et ipfum callum in ipsa comperire. Functiones<text:line-break/>autem articulationibus fiunt. Quare ipsas semper ac ma-<text:line-break/>xitne in deligato laborante actiones obitmas tuebitur. Si<text:line-break/>namque totum callum continens copula super figuratas<text:line-break/>potissimum partes in motionibus definiret, interdum qui-<text:line-break/>dem laxiores quam deceat, contra vero articulationem<text:line-break/>comprimentes fieri copulas , in quamcunque artrculationem<text:line-break/>iniectas necesse futurum esu Ceterum fasciarum spirae<text:line-break/>tres sunt simplices , una quidem orbicularis quae ambitu<text:line-break/>neutrum in latus deflectens affectam partem circumvolvit,<text:line-break/>in qua secundae et tertiae iniectionis linteorum extrema<text:line-break/>per latitudinem sibi invicem incumbent neque excedentem<text:line-break/>neque deficientem. Quae vero fpira paullulum transver-<text:line-break/>fim propendet, eam ficeparnum fasciam nominamus, quem-<text:line-break/>admodum et quae multopere eam simam. Ea vero deti-<text:line-break/>gationis species est: quam oculum vocamus, quam pro<text:line-break/>oculo assumimus, sive is procidere periclitetur, sive ea</text:p>
      <text:p text:style-name="P2">quae ipsi admoventur contineri postulent, Rhombum au-<text:line-break/>tem in capite admittimus, quum- vel laxatas luturus aut<text:line-break/>diducta ulceris labra coniungere volumus, etiam interdum<text:line-break/>cutem amplius detractam contrahere et agglutinare deside-<text:line-break/>ramus. His denique consentaneum est femirhombi u<text:span text:style-name="Default_20_Paragraph_20_Font"><text:span text:style-name="T1">t</text:span></text:span>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9T10:39:00Z</meta:creation-date>
    <dc:date>2023-01-19T11:52:31.989000000</dc:date>
    <meta:editing-cycles>18</meta:editing-cycles>
    <meta:editing-duration>PT12M25S</meta:editing-duration>
    <meta:document-statistic meta:table-count="0" meta:image-count="0" meta:object-count="0" meta:page-count="71" meta:paragraph-count="288" meta:word-count="9684" meta:character-count="66251" meta:non-whitespace-character-count="56742"/>
    <meta:template xlink:type="simple" xlink:actuate="onRequest" xlink:title="" xlink:href="Normal.dotm"/>
  </office:meta>
</office:document-meta>
</file>